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8.513cm"/>
    </style:style>
    <style:style style:name="Tabelle1.B" style:family="table-column">
      <style:table-column-properties style:column-width="8.5cm"/>
    </style:style>
    <style:style style:name="Tabelle1.A1" style:family="table-cell">
      <style:table-cell-properties fo:padding="0.097cm" fo:border="none"/>
    </style:style>
    <style:style style:name="Tabelle2" style:family="table">
      <style:table-properties style:width="17cm" table:align="margins" style:shadow="none"/>
    </style:style>
    <style:style style:name="Tabelle2.A" style:family="table-column">
      <style:table-column-properties style:column-width="8.5cm" style:rel-column-width="32767*"/>
    </style:style>
    <style:style style:name="Tabelle2.A1" style:family="table-cell">
      <style:table-cell-properties fo:padding="0.097cm" fo:border="none"/>
    </style:style>
    <style:style style:name="Tabelle3" style:family="table">
      <style:table-properties style:width="17cm" table:align="margins" style:shadow="none"/>
    </style:style>
    <style:style style:name="Tabelle3.A" style:family="table-column">
      <style:table-column-properties style:column-width="8.5cm" style:rel-column-width="32767*"/>
    </style:style>
    <style:style style:name="Tabelle3.A1" style:family="table-cell">
      <style:table-cell-properties fo:padding="0.097cm" fo:border="none"/>
    </style:style>
    <style:style style:name="P1"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text-properties style:font-name="Liberation Serif" fo:font-size="12pt" style:text-underline-style="none"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4" style:family="paragraph" style:parent-style-name="Standard">
      <style:text-properties style:font-name="Liberation Serif" fo:font-size="12pt" style:text-underline-style="none"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Liberation Serif" fo:font-size="12pt" style:text-underline-style="none"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style:style>
    <style:style style:name="P9" style:family="paragraph" style:parent-style-name="Table_20_Contents">
      <style:paragraph-properties fo:text-align="center" style:justify-single-word="false"/>
      <style:text-properties style:font-name="Liberation Serif" fo:font-size="12pt" style:font-size-asian="10.5pt" style:font-size-complex="12pt"/>
    </style:style>
    <style:style style:name="P10" style:family="paragraph" style:parent-style-name="Table_20_Contents">
      <style:paragraph-properties fo:text-align="center" style:justify-single-word="false"/>
      <style:text-properties style:font-name="Liberation Serif" fo:font-size="12pt" fo:font-weight="bold" style:font-size-asian="10.5pt" style:font-weight-asian="bold" style:font-size-complex="12pt" style:font-weight-complex="bold"/>
    </style:style>
    <style:style style:name="P11" style:family="paragraph" style:parent-style-name="Standard" style:list-style-name="L1">
      <style:text-properties style:font-name="Liberation Serif" fo:font-size="12pt" style:text-underline-style="none" fo:font-weight="normal" style:font-size-asian="10.5pt" style:font-weight-asian="normal" style:font-size-complex="12pt" style:font-weight-complex="normal"/>
    </style:style>
    <style:style style:name="P12" style:family="paragraph" style:parent-style-name="Standard" style:list-style-name="L2">
      <style:text-properties style:font-name="Liberation Serif" fo:font-size="12pt" style:text-underline-style="none" fo:font-weight="normal" style:font-size-asian="10.5pt" style:font-weight-asian="normal" style:font-size-complex="12pt" style:font-weight-complex="normal"/>
    </style:style>
    <style:style style:name="P13" style:family="paragraph" style:parent-style-name="Standard" style:list-style-name="L3">
      <style:text-properties style:font-name="Liberation Serif"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15" style:family="paragraph" style:parent-style-name="Standard" style:list-style-name="L4">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16" style:family="paragraph" style:parent-style-name="Standard" style:list-style-name="L5">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17" style:family="paragraph" style:parent-style-name="Standard" style:list-style-name="L6">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18" style:family="paragraph" style:parent-style-name="Standard" style:list-style-name="L7">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19" style:family="paragraph" style:parent-style-name="Standard" style:list-style-name="L8">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20" style:family="paragraph" style:parent-style-name="Standard" style:list-style-name="L9">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21" style:family="paragraph" style:parent-style-name="Standard" style:list-style-name="L10">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22" style:family="paragraph" style:parent-style-name="Standard" style:list-style-name="L11">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23" style:family="paragraph" style:parent-style-name="Standard" style:list-style-name="L12">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24" style:family="paragraph" style:parent-style-name="Standard" style:list-style-name="L13">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25" style:family="paragraph" style:parent-style-name="Standard" style:list-style-name="L14">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26" style:family="paragraph" style:parent-style-name="Standard" style:list-style-name="L15">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27" style:family="paragraph" style:parent-style-name="Standard" style:list-style-name="L16">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28" style:family="paragraph" style:parent-style-name="Standard" style:list-style-name="L17">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29" style:family="paragraph" style:parent-style-name="Standard" style:list-style-name="L18">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30" style:family="paragraph" style:parent-style-name="Standard" style:list-style-name="L19">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31" style:family="paragraph" style:parent-style-name="Standard" style:list-style-name="L20">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32" style:family="paragraph" style:parent-style-name="Standard" style:list-style-name="L21">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33" style:family="paragraph" style:parent-style-name="Standard" style:list-style-name="L22">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34" style:family="paragraph" style:parent-style-name="Standard" style:list-style-name="L23">
      <style:paragraph-properties fo:text-align="start" style:justify-single-word="false"/>
      <style:text-properties style:font-name="Liberation Serif" fo:font-size="12pt" style:text-underline-style="none" fo:font-weight="normal"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style:text-underline-style="none" fo:font-weight="bold"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style:font-size-asian="10.5pt" style:font-weight-asian="normal" style:font-size-complex="12pt" style:font-weight-complex="normal"/>
    </style:style>
    <style:style style:name="P37" style:family="paragraph" style:parent-style-name="Standard" style:list-style-name="L16">
      <style:paragraph-properties fo:text-align="start" style:justify-single-word="false"/>
      <style:text-properties style:font-name="Liberation Serif" fo:font-size="12pt" style:text-underline-style="solid" style:text-underline-width="auto" style:text-underline-color="font-color" fo:font-weight="normal" style:font-size-asian="10.5pt" style:font-weight-asian="normal" style:font-size-complex="12pt" style:font-weight-complex="normal"/>
    </style:style>
    <style:style style:name="P38" style:family="paragraph" style:parent-style-name="Standard" style:list-style-name="L24">
      <style:paragraph-properties fo:text-align="start" style:justify-single-word="false"/>
      <style:text-properties style:font-name="Liberation Serif" fo:font-size="12pt" style:text-underline-style="solid" style:text-underline-width="auto" style:text-underline-color="font-color" fo:font-weight="normal" style:font-size-asian="10.5pt" style:font-weight-asian="normal" style:font-size-complex="12pt" style:font-weight-complex="normal"/>
    </style:style>
    <style:style style:name="P39" style:family="paragraph" style:parent-style-name="Standard" style:list-style-name="L25">
      <style:paragraph-properties fo:text-align="start" style:justify-single-word="false"/>
      <style:text-properties style:font-name="Liberation Serif" fo:font-size="12pt" style:text-underline-style="solid" style:text-underline-width="auto" style:text-underline-color="font-color" fo:font-weight="normal" style:font-size-asian="10.5pt" style:font-weight-asian="normal" style:font-size-complex="12pt" style:font-weight-complex="normal"/>
    </style:style>
    <style:style style:name="P40" style:family="paragraph" style:parent-style-name="Standard" style:list-style-name="L26">
      <style:paragraph-properties fo:text-align="start" style:justify-single-word="false"/>
      <style:text-properties style:font-name="Liberation Serif" fo:font-size="12pt" style:text-underline-style="solid" style:text-underline-width="auto" style:text-underline-color="font-color" fo:font-weight="normal" style:font-size-asian="10.5pt" style:font-weight-asian="normal" style:font-size-complex="12pt" style:font-weight-complex="normal"/>
    </style:style>
    <style:style style:name="P41" style:family="paragraph" style:parent-style-name="Standard" style:list-style-name="L27">
      <style:paragraph-properties fo:text-align="start" style:justify-single-word="false"/>
      <style:text-properties style:font-name="Liberation Serif" fo:font-size="12pt" style:text-underline-style="solid" style:text-underline-width="auto" style:text-underline-color="font-color" fo:font-weight="normal" style:font-size-asian="10.5pt" style:font-weight-asian="normal" style:font-size-complex="12pt" style:font-weight-complex="normal"/>
    </style:style>
    <style:style style:name="P42" style:family="paragraph" style:parent-style-name="Standard" style:list-style-name="L28">
      <style:paragraph-properties fo:text-align="start" style:justify-single-word="false"/>
      <style:text-properties style:font-name="Liberation Serif" fo:font-size="12pt" style:text-underline-style="solid" style:text-underline-width="auto" style:text-underline-color="font-color" fo:font-weight="normal" style:font-size-asian="10.5pt" style:font-weight-asian="normal" style:font-size-complex="12pt" style:font-weight-complex="normal"/>
    </style:style>
    <style:style style:name="P43" style:family="paragraph" style:parent-style-name="Standard" style:list-style-name="L29">
      <style:paragraph-properties fo:text-align="start" style:justify-single-word="false"/>
      <style:text-properties style:font-name="Liberation Serif" fo:font-size="12pt" style:text-underline-style="solid" style:text-underline-width="auto" style:text-underline-color="font-color" fo:font-weight="normal" style:font-size-asian="10.5pt" style:font-weight-asian="normal" style:font-size-complex="12pt" style:font-weight-complex="normal"/>
    </style:style>
    <style:style style:name="P44" style:family="paragraph" style:parent-style-name="Standard" style:list-style-name="L30">
      <style:paragraph-properties fo:text-align="start" style:justify-single-word="false"/>
      <style:text-properties style:font-name="Liberation Serif" fo:font-size="12pt" style:text-underline-style="solid" style:text-underline-width="auto" style:text-underline-color="font-color" fo:font-weight="normal"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bold"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Liberation Serif" fo:font-size="14pt" style:text-underline-style="none" fo:font-weight="bold" style:font-size-asian="14pt" style:font-weight-asian="bold" style:font-size-complex="14pt" style:font-weight-complex="bold"/>
    </style:style>
    <style:style style:name="P47" style:family="paragraph" style:parent-style-name="Table_20_Contents">
      <style:paragraph-properties fo:text-align="start" style:justify-single-word="false"/>
      <style:text-properties style:font-name="Liberation Serif" fo:font-size="12pt" style:font-size-asian="10.5pt" style:font-size-complex="12pt"/>
    </style:style>
    <style:style style:name="P48" style:family="paragraph" style:parent-style-name="Table_20_Contents" style:list-style-name="L31">
      <style:paragraph-properties fo:text-align="start" style:justify-single-word="false"/>
      <style:text-properties style:font-name="Liberation Serif" fo:font-size="12pt" style:font-size-asian="10.5pt" style:font-size-complex="12pt"/>
    </style:style>
    <style:style style:name="P49" style:family="paragraph" style:parent-style-name="Table_20_Contents" style:list-style-name="L32">
      <style:paragraph-properties fo:text-align="start" style:justify-single-word="false"/>
      <style:text-properties style:font-name="Liberation Serif" fo:font-size="12pt" style:font-size-asian="10.5pt" style:font-size-complex="12pt"/>
    </style:style>
    <style:style style:name="P50" style:family="paragraph" style:parent-style-name="Table_20_Contents" style:list-style-name="L33">
      <style:paragraph-properties fo:text-align="start" style:justify-single-word="false"/>
      <style:text-properties style:font-name="Liberation Serif" fo:font-size="12pt" style:font-size-asian="10.5pt" style:font-size-complex="12pt"/>
    </style:style>
    <style:style style:name="P51" style:family="paragraph" style:parent-style-name="Table_20_Contents" style:list-style-name="L35">
      <style:paragraph-properties fo:text-align="start" style:justify-single-word="false"/>
      <style:text-properties style:font-name="Liberation Serif" fo:font-size="12pt" style:font-size-asian="10.5pt" style:font-size-complex="12pt"/>
    </style:style>
    <style:style style:name="P52" style:family="paragraph" style:parent-style-name="Table_20_Contents" style:list-style-name="L36">
      <style:paragraph-properties fo:text-align="start" style:justify-single-word="false"/>
      <style:text-properties style:font-name="Liberation Serif" fo:font-size="12pt" style:font-size-asian="10.5pt" style:font-size-complex="12pt"/>
    </style:style>
    <style:style style:name="P53" style:family="paragraph" style:parent-style-name="Table_20_Contents">
      <style:paragraph-properties fo:text-align="center" style:justify-single-word="false"/>
      <style:text-properties style:font-name="Liberation Serif" fo:font-size="12pt" style:font-size-asian="10.5pt" style:font-size-complex="12pt"/>
    </style:style>
    <style:style style:name="P54" style:family="paragraph">
      <style:paragraph-properties fo:text-align="center"/>
    </style:style>
    <style:style style:name="P55" style:family="paragraph">
      <style:paragraph-properties fo:text-align="center"/>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style:text-underline-style="solid" style:text-underline-width="auto" style:text-underline-color="#dc2300" fo:font-weight="normal" style:font-size-asian="10.5pt" style:font-weight-asian="normal" style:font-size-complex="12pt" style:font-weight-complex="normal"/>
    </style:style>
    <style:style style:name="T5" style:family="text">
      <style:text-properties style:text-underline-style="solid" style:text-underline-width="auto" style:text-underline-color="#dc2300"/>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800000" draw:fill="solid" draw:fill-color="#ffffff" draw:textarea-horizontal-align="center" draw:textarea-vertical-align="middle" fo:padding-top="0.049cm" fo:padding-bottom="0.049cm" fo:padding-left="0.049cm" fo:padding-right="0.049cm" style:run-through="foreground"/>
    </style:style>
    <style:style style:name="gr6" style:family="graphic">
      <style:graphic-properties draw:textarea-horizontal-align="justify" draw:textarea-vertical-align="middle" draw:auto-grow-height="false" style:run-through="foreground"/>
    </style:style>
    <style:style style:name="gr7" style:family="graphic">
      <style:graphic-properties svg:stroke-color="#ff950e" draw:marker-start="Arrowhead_20_1" draw:marker-end="Arrowhead_20_1" draw:textarea-horizontal-align="center" draw:textarea-vertical-align="middle" style:run-through="foreground"/>
    </style:style>
    <style:style style:name="gr8" style:family="graphic">
      <style:graphic-properties svg:stroke-color="#0000ff" draw:textarea-horizontal-align="center" draw:textarea-vertical-align="middle" style:run-through="foreground"/>
    </style:style>
    <style:style style:name="gr9" style:family="graphic">
      <style:graphic-properties svg:stroke-color="#0000ff" draw:marker-end="Arrowhead_20_1" draw:textarea-horizontal-align="center" draw:textarea-vertical-align="middle" style:run-through="foreground"/>
    </style:style>
    <style:style style:name="gr10" style:family="graphic">
      <style:graphic-properties svg:stroke-color="#00ff00" draw:textarea-horizontal-align="center" draw:textarea-vertical-align="middle" style:run-through="foreground"/>
    </style:style>
    <style:style style:name="gr11" style:family="graphic">
      <style:graphic-properties svg:stroke-color="#00ff00" draw:marker-end="Arrowhead_20_1" draw:textarea-horizontal-align="center" draw:textarea-vertical-align="middle" style:run-through="foreground"/>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Grundlagen der Netzwerktechnik</text:p>
      <text:p text:style-name="P3"/>
      <text:p text:style-name="P6">1.1 Versuch eines Überblicks</text:p>
      <text:p text:style-name="P3"><text:span text:style-name="T1">Begriff Netzwerk:</text:span> </text:p>
      <text:p text:style-name="P3"><text:tab/>Als Netzwerk wird die Verbindung von <text:span text:style-name="T5">Datenverarbeitungsgeräten</text:span> über ein <text:span text:style-name="T5">Medium</text:span> zum </text:p>
      <text:p text:style-name="P3"><text:tab/>Austausch von <text:span text:style-name="T5">Daten</text:span><text:span text:style-name="T2"> bezeichnet</text:span>. Jedes Datenverarbeitungsgerät kann dabei <text:span text:style-name="T5">Sender</text:span> oder </text:p>
      <text:p text:style-name="P8"><text:span text:style-name="T3"><text:tab/></text:span><text:span text:style-name="T4">Empfänger</text:span><text:span text:style-name="T3"> </text:span>sein.</text:p>
      <text:p text:style-name="P3"/>
      <text:p text:style-name="P4">1.1.1 Einteilung der Netzwerke</text:p>
      <text:list xml:id="list857975712" text:style-name="L1">
        <text:list-item>
          <text:p text:style-name="P11">nach der räumlichen Ausdehnung</text:p>
          <text:list>
            <text:list-header>
              <text:p text:style-name="P11">- GAN (Global Area Network)</text:p>
              <text:p text:style-name="P11">- WAN (Wide Area Network)</text:p>
              <text:p text:style-name="P11">- MAN (Metropolitan Area Network)</text:p>
              <text:p text:style-name="P11">- LAN (Local Area Network)</text:p>
              <text:p text:style-name="P11">- PAN (Private Area Network)</text:p>
              <text:p text:style-name="P11">- CAN (Car Area Network)</text:p>
            </text:list-header>
          </text:list>
        </text:list-item>
        <text:list-item>
          <text:p text:style-name="P11">nach dem Netzwerkzugang</text:p>
          <text:list>
            <text:list-header>
              <text:p text:style-name="P11">→ öffentlich, privat, geheim</text:p>
            </text:list-header>
          </text:list>
        </text:list-item>
        <text:list-item>
          <text:p text:style-name="P11">nach der verwendeten Bandbreite</text:p>
          <text:list>
            <text:list-header>
              <text:p text:style-name="P11">→ Schmalband, Breitband</text:p>
            </text:list-header>
          </text:list>
        </text:list-item>
        <text:list-item>
          <text:p text:style-name="P11">nach den verwendeten Rechnerkonzepten</text:p>
          <text:list>
            <text:list-header>
              <text:p text:style-name="P11">→ homogen, heterogen</text:p>
            </text:list-header>
          </text:list>
        </text:list-item>
      </text:list>
      <text:p text:style-name="P2"/>
      <text:p text:style-name="P4">1.1.2 Gründe und Zielvorstellungen beim Einsatz von Netzwerken</text:p>
      <text:list xml:id="list1640901410" text:style-name="L2">
        <text:list-item>
          <text:p text:style-name="P12">Datenverbund</text:p>
        </text:list-item>
        <text:list-item>
          <text:p text:style-name="P12">Funktionsverbund</text:p>
        </text:list-item>
        <text:list-item>
          <text:p text:style-name="P12">Programmzentralisierung</text:p>
        </text:list-item>
        <text:list-item>
          <text:p text:style-name="P12">Lastverbund</text:p>
        </text:list-item>
        <text:list-item>
          <text:p text:style-name="P12">Virenschutz</text:p>
        </text:list-item>
        <text:list-item>
          <text:p text:style-name="P12">Datensicherung</text:p>
        </text:list-item>
        <text:list-item>
          <text:p text:style-name="P12">Kommunikation</text:p>
        </text:list-item>
        <text:list-item>
          <text:p text:style-name="P12">Verfügbarkeitsverbund</text:p>
        </text:list-item>
      </text:list>
      <text:p text:style-name="P2"/>
      <text:p text:style-name="P4">1.1.3 Negative Aspekte beim Einsatz von Netzwerken</text:p>
      <text:list xml:id="list1567286046" text:style-name="L3">
        <text:list-item>
          <text:p text:style-name="P13">Veränderung der Arbeitswelt durch Tendenz zur Heimarbeit</text:p>
        </text:list-item>
        <text:list-item>
          <text:p text:style-name="P13">neue Techniken verlangen sehr schnelle Anpassungen</text:p>
          <text:p text:style-name="P13">(Problem: nationale Gesetzgebungen im Zeitalter globaler Netzwerke)</text:p>
        </text:list-item>
        <text:list-item>
          <text:p text:style-name="P13">Angst vor Überwachung → Identitätsdiebstahl</text:p>
        </text:list-item>
        <text:list-item>
          <text:p text:style-name="P13">Informationen als Ware → RFID</text:p>
        </text:list-item>
        <text:list-item>
          <text:p text:style-name="P13">Hacker – Unwesen</text:p>
        </text:list-item>
        <text:list-item>
          <text:p text:style-name="P13">computerbasierte Kriminalität</text:p>
        </text:list-item>
      </text:list>
      <text:p text:style-name="P2"/>
      <text:p text:style-name="P2"/>
      <text:p text:style-name="P2"/>
      <text:p text:style-name="P2"/>
      <text:p text:style-name="P2"/>
      <text:p text:style-name="P2"/>
      <text:p text:style-name="P2"/>
      <text:p text:style-name="P2"/>
      <text:p text:style-name="P2"/>
      <text:p text:style-name="P1"><text:soft-page-break/>2. Kommunikation und Schichtenmodelle</text:p>
      <text:p text:style-name="P3"/>
      <text:p text:style-name="P6">2.1 Dienstrealisierung von Schichtenmodellen</text:p>
      <text:p text:style-name="P3">Wenn Anwendungen, über ein Netzwerk, erfolgreich Daten austauschen sollen, benötigen sie eine Sprache deren Syntax und Semantik beiden Partnern bekannt ist.</text:p>
      <text:p text:style-name="P3"><text:s/>→ Protokoll </text:p>
      <text:p text:style-name="P3"><text:s text:c="6"/>Unter einem Protokoll versteht man in der Informatik eine Sammlung von Regeln, die den </text:p>
      <text:p text:style-name="P3"><text:s text:c="6"/>Ablauf und die Form der Interaktion zwischen zwei Partnern eines verteilten Systems bestimmt.</text:p>
      <text:p text:style-name="P3"><text:s text:c="6"/>Normungsgremien: ISO, IEEE (802.3. … Ethernet, 802.11. …W-LAN)</text:p>
      <text:p text:style-name="P3"/>
      <text:p text:style-name="P6">2.2 Das OSI-Referenzmodell</text:p>
      <text:p text:style-name="P3"><text:s/>→ OSI = open system interconnection</text:p>
      <text:p text:style-name="P3">Das Referenzmodell dient als Entwurfsmodell für die Kommunikation in offenen Systemen.</text:p>
      <text:p text:style-name="P3">Offene Systeme sind Kommunikationssysteme mit unterschiedlicher Hard- und Software.</text:p>
      <text:p text:style-name="P3">In offenen Systemen sind verbindlich festgelegt:</text:p>
      <text:list xml:id="list233084058" text:style-name="L4">
        <text:list-item>
          <text:p text:style-name="P15">mechanische Anschlussbedingungen</text:p>
          <text:list>
            <text:list-item>
              <text:list>
                <text:list-item>
                  <text:list>
                    <text:list-header>
                      <text:p text:style-name="P15">→ Stecker und Anschlüsse</text:p>
                    </text:list-header>
                  </text:list>
                </text:list-item>
              </text:list>
            </text:list-item>
          </text:list>
        </text:list-item>
        <text:list-item>
          <text:p text:style-name="P15">elektrische Anschlussbedingungen</text:p>
          <text:list>
            <text:list-item>
              <text:list>
                <text:list-item>
                  <text:list>
                    <text:list-header>
                      <text:p text:style-name="P15">→ Spannungspegel</text:p>
                    </text:list-header>
                  </text:list>
                </text:list-item>
              </text:list>
            </text:list-item>
          </text:list>
        </text:list-item>
        <text:list-item>
          <text:p text:style-name="P15">logische Anschlussbedingungen</text:p>
          <text:list>
            <text:list-item>
              <text:list>
                <text:list-item>
                  <text:list>
                    <text:list-header>
                      <text:p text:style-name="P15">→ Prozedureinsprungspunkte</text:p>
                    </text:list-header>
                  </text:list>
                </text:list-item>
              </text:list>
            </text:list-item>
          </text:list>
        </text:list-item>
      </text:list>
      <text:p text:style-name="P3">nicht verbindlich festgelegt:</text:p>
      <text:list xml:id="list696837522" text:style-name="L5">
        <text:list-item>
          <text:p text:style-name="P16">Architektur der verwendeten Sprache</text:p>
        </text:list-item>
        <text:list-item>
          <text:p text:style-name="P16">die verwendeten Betriebssysteme</text:p>
        </text:list-item>
        <text:list-item>
          <text:p text:style-name="P16">die verwendete Bauelementebasis</text:p>
        </text:list-item>
      </text:list>
      <text:p text:style-name="P3"/>
      <text:p text:style-name="P3"><draw:g text:anchor-type="paragraph" draw:z-index="0" draw:style-name="gr1"><draw:custom-shape draw:style-name="gr2" svg:width="5.001cm" svg:height="1.001cm" svg:x="1.6cm" svg:y="0.621cm"><text:p text:style-name="P54">Application Layer</text:p><draw:enhanced-geometry svg:viewBox="0 0 21600 21600" draw:type="rectangle" draw:enhanced-path="M 0 0 L 21600 0 21600 21600 0 21600 0 0 Z N"/></draw:custom-shape><draw:custom-shape draw:style-name="gr2" draw:text-style-name="P54" svg:width="5.001cm" svg:height="1.001cm" svg:x="1.6cm" svg:y="1.621cm"><text:p text:style-name="P54">Presentation Layer</text:p><draw:enhanced-geometry svg:viewBox="0 0 21600 21600" draw:type="rectangle" draw:enhanced-path="M 0 0 L 21600 0 21600 21600 0 21600 0 0 Z N"/></draw:custom-shape><draw:custom-shape draw:style-name="gr2" draw:text-style-name="P54" svg:width="5.001cm" svg:height="1.001cm" svg:x="1.6cm" svg:y="2.621cm"><text:p text:style-name="P54">Session Layer</text:p><draw:enhanced-geometry svg:viewBox="0 0 21600 21600" draw:type="rectangle" draw:enhanced-path="M 0 0 L 21600 0 21600 21600 0 21600 0 0 Z N"/></draw:custom-shape><draw:custom-shape draw:style-name="gr2" draw:text-style-name="P54" svg:width="5.001cm" svg:height="1.001cm" svg:x="1.6cm" svg:y="3.621cm"><text:p text:style-name="P54">Transport Layer</text:p><draw:enhanced-geometry svg:viewBox="0 0 21600 21600" draw:type="rectangle" draw:enhanced-path="M 0 0 L 21600 0 21600 21600 0 21600 0 0 Z N"/></draw:custom-shape><draw:custom-shape draw:style-name="gr2" draw:text-style-name="P54" svg:width="5.001cm" svg:height="1.001cm" svg:x="1.6cm" svg:y="4.622cm"><text:p text:style-name="P54">Network Layer</text:p><draw:enhanced-geometry svg:viewBox="0 0 21600 21600" draw:type="rectangle" draw:enhanced-path="M 0 0 L 21600 0 21600 21600 0 21600 0 0 Z N"/></draw:custom-shape><draw:custom-shape draw:style-name="gr2" draw:text-style-name="P54" svg:width="5.001cm" svg:height="1.001cm" svg:x="1.6cm" svg:y="5.622cm"><text:p text:style-name="P54">Data Link Layer</text:p><draw:enhanced-geometry svg:viewBox="0 0 21600 21600" draw:type="rectangle" draw:enhanced-path="M 0 0 L 21600 0 21600 21600 0 21600 0 0 Z N"/></draw:custom-shape><draw:custom-shape draw:style-name="gr2" svg:width="5.001cm" svg:height="1.001cm" svg:x="1.6cm" svg:y="6.622cm"><text:p text:style-name="P54">Physical Layer</text:p><draw:enhanced-geometry svg:viewBox="0 0 21600 21600" draw:type="rectangle" draw:enhanced-path="M 0 0 L 21600 0 21600 21600 0 21600 0 0 Z N"/></draw:custom-shape></draw:g><draw:custom-shape text:anchor-type="paragraph" draw:z-index="15" draw:style-name="gr4" svg:width="0.6cm" svg:height="0.5cm" svg:x="14.688cm" svg:y="6.121cm"><text:p>DT</text:p><draw:enhanced-geometry svg:viewBox="0 0 21600 21600" draw:type="rectangle" draw:enhanced-path="M 0 0 L 21600 0 21600 21600 0 21600 0 0 Z N"/></draw:custom-shape><draw:custom-shape text:anchor-type="paragraph" draw:z-index="14" draw:style-name="gr4" svg:width="0.6cm" svg:height="0.5cm" svg:x="7.601cm" svg:y="6.121cm"><text:p>DH</text:p><draw:enhanced-geometry svg:viewBox="0 0 21600 21600" draw:mirror-horizontal="false" draw:mirror-vertical="false" draw:type="rectangle" draw:enhanced-path="M 0 0 L 21600 0 21600 21600 0 21600 0 0 Z N"/></draw:custom-shape><draw:custom-shape text:anchor-type="paragraph" draw:z-index="13" draw:style-name="gr4" svg:width="0.6cm" svg:height="0.5cm" svg:x="8.2cm" svg:y="5.121cm"><text:p>NH</text:p><draw:enhanced-geometry svg:viewBox="0 0 21600 21600" draw:mirror-horizontal="false" draw:mirror-vertical="false" draw:type="rectangle" draw:enhanced-path="M 0 0 L 21600 0 21600 21600 0 21600 0 0 Z N"/></draw:custom-shape><draw:custom-shape text:anchor-type="paragraph" draw:z-index="12" draw:style-name="gr4" svg:width="0.6cm" svg:height="0.5cm" svg:x="8.791cm" svg:y="4.12cm"><text:p>TH</text:p><draw:enhanced-geometry svg:viewBox="0 0 21600 21600" draw:type="rectangle" draw:enhanced-path="M 0 0 L 21600 0 21600 21600 0 21600 0 0 Z N"/></draw:custom-shape><draw:custom-shape text:anchor-type="paragraph" draw:z-index="11" draw:style-name="gr4" svg:width="0.6cm" svg:height="0.5cm" svg:x="9.377cm" svg:y="3.12cm"><text:p>SH</text:p><draw:enhanced-geometry svg:viewBox="0 0 21600 21600" draw:type="rectangle" draw:enhanced-path="M 0 0 L 21600 0 21600 21600 0 21600 0 0 Z N"/></draw:custom-shape><draw:custom-shape text:anchor-type="paragraph" draw:z-index="10" draw:style-name="gr4" svg:width="0.6cm" svg:height="0.5cm" svg:x="9.962cm" svg:y="2.12cm"><text:p>PH</text:p><draw:enhanced-geometry svg:viewBox="0 0 21600 21600" draw:type="rectangle" draw:enhanced-path="M 0 0 L 21600 0 21600 21600 0 21600 0 0 Z N"/></draw:custom-shape><draw:custom-shape text:anchor-type="paragraph" draw:z-index="9" draw:style-name="gr4" svg:width="0.6cm" svg:height="0.5cm" svg:x="10.515cm" svg:y="1.12cm"><text:p>AH</text:p><draw:enhanced-geometry svg:viewBox="0 0 21600 21600" draw:type="rectangle" draw:enhanced-path="M 0 0 L 21600 0 21600 21600 0 21600 0 0 Z N"/></draw:custom-shape><draw:rect text:anchor-type="paragraph" draw:z-index="8" draw:style-name="gr3" draw:text-style-name="P54" svg:width="4.001cm" svg:height="0.5cm" svg:x="11.287cm" svg:y="0.122cm"><text:p text:style-name="P54">Daten</text:p></draw:rect><draw:rect text:anchor-type="paragraph" draw:z-index="7" draw:style-name="gr3" draw:text-style-name="P54" svg:width="5.312cm" svg:height="0.5cm" svg:x="9.977cm" svg:y="3.12cm"><text:p text:style-name="P54">Daten</text:p></draw:rect><draw:rect text:anchor-type="paragraph" draw:z-index="6" draw:style-name="gr3" draw:text-style-name="P54" svg:width="6.488cm" svg:height="0.5cm" svg:x="8.8cm" svg:y="5.121cm"><text:p text:style-name="P54">Daten</text:p></draw:rect><draw:rect text:anchor-type="paragraph" draw:z-index="5" draw:style-name="gr3" draw:text-style-name="P54" svg:width="5.897cm" svg:height="0.5cm" svg:x="9.391cm" svg:y="4.12cm"><text:p text:style-name="P54">Daten</text:p></draw:rect><draw:rect text:anchor-type="paragraph" draw:z-index="4" draw:style-name="gr3" draw:text-style-name="P54" svg:width="6.501cm" svg:height="0.5cm" svg:x="8.2cm" svg:y="6.122cm"><text:p text:style-name="P54">Daten</text:p></draw:rect><draw:rect text:anchor-type="paragraph" draw:z-index="3" draw:style-name="gr3" draw:text-style-name="P54" svg:width="7.7cm" svg:height="0.5cm" svg:x="7.588cm" svg:y="7.121cm"><text:p text:style-name="P54">Bits</text:p></draw:rect><draw:rect text:anchor-type="paragraph" draw:z-index="2" draw:style-name="gr3" draw:text-style-name="P54" svg:width="4.726cm" svg:height="0.5cm" svg:x="10.562cm" svg:y="2.12cm"><text:p text:style-name="P54">Daten</text:p></draw:rect><draw:rect text:anchor-type="paragraph" draw:z-index="1" draw:style-name="gr3" draw:text-style-name="P54" svg:width="4.174cm" svg:height="0.5cm" svg:x="11.114cm" svg:y="1.12cm"><text:p text:style-name="P54">Daten</text:p></draw:rec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2.1 Physical Layer (Bitübertragungsschicht) Ebene 1</text:p>
      <text:p text:style-name="P7">Aufgaben:</text:p>
      <text:list xml:id="list594619895" text:style-name="L6">
        <text:list-item>
          <text:p text:style-name="P17">Realisierung der physischen Bitübertragung auf einem Übertragungsmedium</text:p>
        </text:list-item>
        <text:list-item>
          <text:p text:style-name="P17">Gewährleistung der Reihenfolge der übertragenen Bits, ohne Betrachtung ihrer inhaltlichen Bedeutung oder des verwendeten Codes</text:p>
        </text:list-item>
        <text:list-item>
          <text:p text:style-name="P17">Sicherung der</text:p>
          <text:list>
            <text:list-item>
              <text:list>
                <text:list-header>
                  <text:p text:style-name="P17">- mechanischen (Stecker, Übertragungsmedien (LWL, Kupfer, Funk))</text:p>
                  <text:p text:style-name="P17">- elektrischen (Codearten, Spannungspegel, Signalformen)</text:p>
                  <text:p text:style-name="P17"><text:soft-page-break/>- funktionellen (Funktion der Leitung als Daten-, Kontroll-, Taktleitung, </text:p>
                  <text:list>
                    <text:list-item>
                      <text:list>
                        <text:list-item>
                          <text:list>
                            <text:list-item>
                              <text:list>
                                <text:list-header>
                                  <text:p text:style-name="P17"><text:s/>Betriebsarten (seriell, parallel))</text:p>
                                </text:list-header>
                              </text:list>
                            </text:list-item>
                          </text:list>
                        </text:list-item>
                      </text:list>
                    </text:list-item>
                  </text:list>
                </text:list-header>
              </text:list>
            </text:list-item>
          </text:list>
        </text:list-item>
      </text:list>
      <text:p text:style-name="P3"><text:tab/>Voraussetzungen für den Aufbau, den Betrieb und den Abbau der physischen Verbindung</text:p>
      <text:p text:style-name="P7"/>
      <text:p text:style-name="P7">Gesichtspunkte zu Funktionen der Bitübertragungsschicht</text:p>
      <text:p text:style-name="P3">Modulation und Demodulation</text:p>
      <text:list xml:id="list1245771191" text:style-name="L7">
        <text:list-item>
          <text:list>
            <text:list-item>
              <text:p text:style-name="P18">Notwendiges Gerät: Modem (=Modulation/Demodulation)</text:p>
              <text:p text:style-name="P18">=&gt;Aufbringen eines Signals auf das Übertragungsmedium</text:p>
            </text:list-item>
            <text:list-item>
              <text:p text:style-name="P18">Arten:</text:p>
              <text:list>
                <text:list-header>
                  <text:p text:style-name="P18">→ Amplitudenmodulation: </text:p>
                  <text:list>
                    <text:list-item>
                      <text:list>
                        <text:list-item>
                          <text:list>
                            <text:list-item>
                              <text:p text:style-name="P18">2 verschiedene Spannungspegel werden zur Darstellung von 0 und 1 Signal genutzt</text:p>
                            </text:list-item>
                          </text:list>
                        </text:list-item>
                      </text:list>
                    </text:list-item>
                  </text:list>
                </text:list-header>
              </text:list>
            </text:list-item>
          </text:list>
        </text:list-item>
      </text:list>
      <text:p text:style-name="P3"><text:tab/><text:tab/>→ Frequenzmodulation:</text:p>
      <text:list xml:id="list883449139" text:style-name="L8">
        <text:list-item>
          <text:list>
            <text:list-item>
              <text:list>
                <text:list-item>
                  <text:list>
                    <text:list-item>
                      <text:list>
                        <text:list-item>
                          <text:list>
                            <text:list-item>
                              <text:p text:style-name="P19">unterschiedliche Frequenzen nutzt man zur Informationsdarstellung</text:p>
                            </text:list-item>
                          </text:list>
                        </text:list-item>
                      </text:list>
                    </text:list-item>
                  </text:list>
                </text:list-item>
              </text:list>
            </text:list-item>
          </text:list>
        </text:list-item>
      </text:list>
      <text:p text:style-name="P3"><text:tab/><text:tab/>→ Phasenmodulation:</text:p>
      <text:list xml:id="list1212302301" text:style-name="L9">
        <text:list-item>
          <text:list>
            <text:list-item>
              <text:list>
                <text:list-item>
                  <text:list>
                    <text:list-item>
                      <text:list>
                        <text:list-item>
                          <text:list>
                            <text:list-item>
                              <text:p text:style-name="P20">die Trägerwellen werden jeweils um x Grad versetzt, jeder Versatz überträgt 2 Bit</text:p>
                            </text:list-item>
                          </text:list>
                        </text:list-item>
                      </text:list>
                    </text:list-item>
                  </text:list>
                </text:list-item>
              </text:list>
            </text:list-item>
          </text:list>
        </text:list-item>
      </text:list>
      <text:p text:style-name="P3">Multiplexing</text:p>
      <text:p text:style-name="P3">Mehrere Übertragungen finden gleichzeitig auf einem Übertragungskanal statt.</text:p>
      <text:p text:style-name="P3">Bedeutende Multiplexverfahren sind:</text:p>
      <text:list xml:id="list1085232398" text:style-name="L10">
        <text:list-item>
          <text:list>
            <text:list-item>
              <text:p text:style-name="P21">Frequenz- Multiplexverfahren (FDM = Frequency Division Multiplexing)</text:p>
              <text:p text:style-name="P21">Das vorhandene Frequenzspektrum wird in logische Kanäle aufgeteilt. Ein jeder Kanal wird nur von einem Benutzer allein genutzt.</text:p>
            </text:list-item>
            <text:list-item>
              <text:p text:style-name="P21">Zeit- Multiplexverfahren (TDM = Time Division Multiplexing)</text:p>
              <text:p text:style-name="P21">Jeder Benutzer des Übertragungsmediums bekommt kurzzeitig die ganze Breite des Übertragungskanals zugeteilt. Dabei wechseln sic h die Nutzer ohne ihre Kenntnis gegenseitig ab.</text:p>
            </text:list-item>
            <text:list-item>
              <text:p text:style-name="P21">Wellenlänge- Multiplexverfahren (WDM = Wavelength Division Multiplexing)</text:p>
              <text:p text:style-name="P21">Bei den Lichtwellenleitern werden verschiedene Frequenz- Multiplexverfahren angewendet (Breitband- und Schmalband Wellenlängenmultiplex).</text:p>
            </text:list-item>
          </text:list>
        </text:list-item>
      </text:list>
      <text:p text:style-name="P3"/>
      <text:p text:style-name="P5">2.2.2 Data Link Layer (Verbindungsschicht) Ebene 2</text:p>
      <text:p text:style-name="P7">Aufgaben:</text:p>
      <text:p text:style-name="P3">Die wichtigste Aufgabe ist eine Sicherung gegen Bitverfälschunge durch das Erkennen und Korrigieren der Fehler aus der Bitübertragungsschicht. Dazu werden die einzelnen Bits aus der Schicht 1 zu Blöcken zusammengefasst, nummeriert und zusätzlich mit einem Prüfbit versehen.</text:p>
      <text:p text:style-name="P3"/>
      <text:p text:style-name="P3">Als Vorbereitung für die Ebene 3 erfüllt die Schicht folgende Aufgaben:</text:p>
      <text:list xml:id="list1536241707" text:style-name="L11">
        <text:list-item>
          <text:p text:style-name="P22">Benachrichtigen von Diensten der Ebene 3 über aufgetretene und in Ebene 2 nicht behebbare Fehler.</text:p>
        </text:list-item>
      </text:list>
      <text:p text:style-name="P3">Die Schicht ist unterteilt in 2 Subschichten:</text:p>
      <text:list xml:id="list859088820" text:style-name="L12">
        <text:list-item>
          <text:p text:style-name="P23">Schicht 2a: Media Access Control → MAC</text:p>
        </text:list-item>
        <text:list-item>
          <text:p text:style-name="P23">Schicht 2b: Logic Link Control → LLC</text:p>
        </text:list-item>
      </text:list>
      <text:p text:style-name="P3"/>
      <text:p text:style-name="P3">Durch die Subschicht 2a werden die notwendigen Abläufe beim Zugriff auf das gemeinsam genutze Übertragungsmedium gesteuert. Auf dieser Subschicht sind die IEEE Standards 802.3/ 4/ 5 und FDDI sowie ATM angeordnet. Die Subschicht 2b bietet für alle höheren Schichten eine Schnittstelle für den Abbau einer logischen Verbindung.</text:p>
      <text:p text:style-name="P3"/>
      <text:p text:style-name="P3"/>
      <text:p text:style-name="P3"/>
      <text:p text:style-name="P7"><text:soft-page-break/>Funktionen:</text:p>
      <text:list xml:id="list493727065" text:style-name="L13">
        <text:list-item>
          <text:p text:style-name="P24">Aktivierung und Deaktivierung der eigenen Sicherungsmaßnahmen</text:p>
        </text:list-item>
        <text:list-item>
          <text:p text:style-name="P24">Aufnahme der aus Schicht 3 übernommenen Benutzerdaten und einpassen in den Datenrahmen der Schicht 2</text:p>
        </text:list-item>
        <text:list-item>
          <text:p text:style-name="P24">Übertragungssicherung</text:p>
        </text:list-item>
        <text:list-item>
          <text:p text:style-name="P24">Durchführung der Bitflusskontrolle</text:p>
        </text:list-item>
      </text:list>
      <text:p text:style-name="P3"/>
      <text:p text:style-name="P7">Bekannte Schicht-2-Transportprotokolle:</text:p>
      <text:list xml:id="list646235070" text:style-name="L14">
        <text:list-item>
          <text:p text:style-name="P25">IEEE 802.3<text:tab/>CSMA / CD</text:p>
        </text:list-item>
        <text:list-item>
          <text:p text:style-name="P25">IEEE 802.4<text:tab/>Token Bus</text:p>
        </text:list-item>
        <text:list-item>
          <text:p text:style-name="P25">IEEE 802.5<text:tab/>Token Ring</text:p>
        </text:list-item>
        <text:list-item>
          <text:p text:style-name="P25">FDDI<text:tab/><text:tab/>Fiber Distributed Data Interface</text:p>
        </text:list-item>
        <text:list-item>
          <text:p text:style-name="P25">PPP<text:tab/><text:tab/>Point-to-Point Protocol</text:p>
        </text:list-item>
        <text:list-item>
          <text:p text:style-name="P25">BCP<text:tab/><text:tab/>Bridging Control Protocol</text:p>
        </text:list-item>
      </text:list>
      <text:p text:style-name="P3"/>
      <text:p text:style-name="P5">2.2.3 Network Layer (Vermittlungsschicht) Ebene 3</text:p>
      <text:p text:style-name="P7">Aufgaben:</text:p>
      <text:p text:style-name="P3">Ausführung sämtlicher vermittlungstechnischer Funktionen, dazu gehören:</text:p>
      <text:list xml:id="list1578941243" text:style-name="L15">
        <text:list-item>
          <text:p text:style-name="P26">Identifikation der Netzwerkknoten mittels Netzwerkadresse zur Herstellung einer virtuellen Verbindung zu beliebigen Endsystemen.</text:p>
        </text:list-item>
        <text:list-item>
          <text:p text:style-name="P26">Protokollumsetzung bei Verbindung über mehrere Netze mit unterschiedlichen Adressierungsdaten.</text:p>
          <text:p text:style-name="P26">Ist es notwendig ein Protokoll öfters in ein anderes zu übersetzen, entstehen eventuell Paketgrößen, die das Maximum der Paketgröße überschreiten. In dieser Situation wird durch Network Layer eine Fragmentierung angewendet.</text:p>
        </text:list-item>
        <text:list-item>
          <text:p text:style-name="P26">Paket- Leitweglenkung (Routing) von der Quelle zum Ziel</text:p>
          <text:p text:style-name="P26">statisch: <text:tab/>mittels Routingtabelle, bei nur seltenen Änderungen</text:p>
          <text:p text:style-name="P26">dynamisch:<text:tab/>zu Beginn jeder Verbindung aktualisierte Wegbeschreibung, die während der</text:p>
          <text:list>
            <text:list-item>
              <text:list>
                <text:list-item>
                  <text:list>
                    <text:list-item>
                      <text:list>
                        <text:list-header>
                          <text:p text:style-name="P26">Verbindung je nach Auslastung verändert werden kann</text:p>
                        </text:list-header>
                      </text:list>
                    </text:list-item>
                  </text:list>
                </text:list-item>
              </text:list>
            </text:list-item>
          </text:list>
        </text:list-item>
      </text:list>
      <text:p text:style-name="P7"><text:span text:style-name="T2"><text:tab/></text:span>Routing-Tabellen:</text:p>
      <text:p text:style-name="P3"><text:tab/>Im Idealfall enthält eine Routingtabelle für jeden Zielrechner im Netz Angaben zur nächsten <text:tab/>Station. → universelles Routing </text:p>
      <text:p text:style-name="P3"><text:tab/>Optimierungsmöglichkeiten: </text:p>
      <text:p text:style-name="P3"><text:tab/><text:tab/><text:tab/>→ Default Routing</text:p>
      <text:p text:style-name="P3"><text:tab/><text:tab/><text:tab/>→ Default Hop</text:p>
      <text:p text:style-name="P3"><text:tab/>Routing-Strategien:</text:p>
      <text:p text:style-name="P3"><text:tab/><text:tab/><text:tab/>→ Hot Potato</text:p>
      <text:p text:style-name="P3"><text:tab/><text:tab/><text:tab/> <text:s text:c="4"/>Prinzip: heiße Kartoffel</text:p>
      <text:p text:style-name="P3"><text:tab/><text:tab/><text:tab/> <text:s text:c="4"/>Ein Router versucht die angekommene Nachricht so schnell wie möglich <text:tab/><text:tab/><text:tab/> <text:s text:c="4"/>weiter zuleiten, überträgt die Nachricht auf dem Weg mit der aktuell <text:tab/><text:tab/><text:tab/><text:tab/> <text:s text:c="4"/>kürzesten Warteschlange.</text:p>
      <text:list xml:id="list1902309803" text:continue-numbering="true" text:style-name="L15">
        <text:list-item>
          <text:p text:style-name="P26">Steuerung des Paketflusses mittels Flußkontrolle</text:p>
          <text:p text:style-name="P26">Wenn eine große Anzahl von Datenpaketen im Netz unterwegs sind, kann es zu Engpässen kommen: Die Vermittlungsschicht überwacht die gesamte Verbindung vom Sender zum Empfänger auf Übertragungsfehler</text:p>
        </text:list-item>
        <text:list-item>
          <text:p text:style-name="P26">Abrechnungsfunktion für Paketübertragung</text:p>
          <text:p text:style-name="P26">Die Provider im WAN ermitteln ihre Leitungskosten auf der Grundlage von Paketen, Verbindungsdauer oder Tarifzonen.</text:p>
        </text:list-item>
      </text:list>
      <text:p text:style-name="P3"/>
      <text:p text:style-name="P3"/>
      <text:p text:style-name="P3"/>
      <text:p text:style-name="P7"><text:soft-page-break/>Funktionen:</text:p>
      <text:list xml:id="list636893668" text:style-name="L16">
        <text:list-item>
          <text:p text:style-name="P37"><text:span text:style-name="T2">Kopplung der Vermittlung zwischen Endsystemen, auch unterschiedliche Netze, in denen </text:span><text:span text:style-name="T2">diese Vermittlungen liegen: die Qualität des Datenpfades wird durch die Qualität des niedrigsten Teilnetzes bestimmt.</text:span></text:p>
        </text:list-item>
        <text:list-item>
          <text:p text:style-name="P27">Das typische Gerät dieser Ebene ist ein Router: er verbindet Netzwerke mit unterschiedlichen Netzwerktopologien miteinander.</text:p>
        </text:list-item>
        <text:list-item>
          <text:p text:style-name="P27">Der dienstbenutzenden Schicht 4 wird die Unabhängigkeit von Vermittlung und Wegewahl gewähhrleistet.</text:p>
        </text:list-item>
      </text:list>
      <text:p text:style-name="P3"/>
      <text:p text:style-name="P7">Bekannte Schicht-3-Transportprotokolle</text:p>
      <text:list xml:id="list375747679" text:style-name="L17">
        <text:list-item>
          <text:p text:style-name="P28">IPX<text:tab/>Internet Paket Exchange (Novell), verbindungslos</text:p>
        </text:list-item>
        <text:list-item>
          <text:p text:style-name="P28">IP<text:tab/>Internet Protokoll </text:p>
          <text:list>
            <text:list-item>
              <text:list>
                <text:list-header>
                  <text:p text:style-name="P28">Datenpakete werden von einem Sender über mehrere Netze hinweg zu einem Empfänger transportiert, paketorientiert, verbindungslos</text:p>
                </text:list-header>
              </text:list>
            </text:list-item>
          </text:list>
        </text:list-item>
      </text:list>
      <text:p text:style-name="P3"/>
      <text:p text:style-name="P7">Adressenauflösung mit dem Address Resolution Protocol (ARP)</text:p>
      <text:p text:style-name="P3">Praktischer Ansatz: </text:p>
      <text:p text:style-name="P3"><text:tab/>→ Für das Versenden von Daten vom Rechner A zum Rechner B sind neben der logischen <text:tab/> <text:s text:c="4"/>Adresse auch die physische Adresse des Zielrechners notwendig.</text:p>
      <text:p text:style-name="P3">Die Rolle von ARP:</text:p>
      <text:p text:style-name="P3"><text:tab/>→ im Bereich des IPv4 Protokolls übernimmt ARP die Adressenauflösung</text:p>
      <text:p text:style-name="P3"><text:tab/>→ im Bereich des IPv6 wird diese Funktion durch das Neighbourhood-discovery Protokoll <text:tab/> <text:s text:c="4"/>übernommen </text:p>
      <text:p text:style-name="P3"><text:tab/>→ die Adressauflösung erfolgt transparent</text:p>
      <text:p text:style-name="P3"><text:tab/>→ der Vorteil dieses Verfahrens ist ein einheitliches Format der auszutauschenden <text:tab/> <text:s/></text:p>
      <text:p text:style-name="P3"><text:tab/> <text:s text:c="4"/>Nachrichten</text:p>
      <text:p text:style-name="P3">Schematischer Ablauf des Verfahrens:</text:p>
      <text:p text:style-name="P3">Durch den sendenden Rechner wird an alle Rechner im Netz ein Paket zur Adressenabfrage geschickt</text:p>
      <text:p text:style-name="P3"><draw:custom-shape text:anchor-type="paragraph" draw:z-index="19" draw:style-name="gr4" draw:text-style-name="P55" svg:width="4.001cm" svg:height="1.001cm" svg:x="12.261cm" svg:y="0.226cm"><text:p text:style-name="P54"><text:span text:style-name="T7">???</text:span></text:p><draw:enhanced-geometry svg:viewBox="0 0 21600 21600" draw:type="rectangle" draw:enhanced-path="M 0 0 L 21600 0 21600 21600 0 21600 0 0 Z N"/></draw:custom-shape><draw:custom-shape text:anchor-type="paragraph" draw:z-index="18" draw:style-name="gr4" draw:text-style-name="P54" svg:width="4.001cm" svg:height="1.001cm" svg:x="8.26cm" svg:y="0.226cm"><text:p text:style-name="P54">Empfänger</text:p><text:p text:style-name="P54">Logische Adresse</text:p><draw:enhanced-geometry svg:viewBox="0 0 21600 21600" draw:type="rectangle" draw:enhanced-path="M 0 0 L 21600 0 21600 21600 0 21600 0 0 Z N"/></draw:custom-shape><draw:custom-shape text:anchor-type="paragraph" draw:z-index="17" draw:style-name="gr4" draw:text-style-name="P54" svg:width="4cm" svg:height="1.001cm" svg:x="4.262cm" svg:y="0.226cm"><text:p text:style-name="P54">Sender</text:p><text:p text:style-name="P54">Physikalische Adresse</text:p><draw:enhanced-geometry svg:viewBox="0 0 21600 21600" draw:type="rectangle" draw:enhanced-path="M 0 0 L 21600 0 21600 21600 0 21600 0 0 Z N"/></draw:custom-shape><draw:custom-shape text:anchor-type="paragraph" draw:z-index="16" draw:style-name="gr4" draw:text-style-name="P54" svg:width="4.001cm" svg:height="1.001cm" svg:x="0.261cm" svg:y="0.226cm"><text:p text:style-name="P54">Sender</text:p><text:p text:style-name="P54">Logische Adresse</text:p><draw:enhanced-geometry svg:viewBox="0 0 21600 21600" draw:type="rectangle" draw:enhanced-path="M 0 0 L 21600 0 21600 21600 0 21600 0 0 Z N"/></draw:custom-shape></text:p>
      <text:p text:style-name="P3"/>
      <text:p text:style-name="P3"/>
      <text:p text:style-name="P3">Erkennt ein Rechner seine logische Adresse:</text:p>
      <text:list xml:id="list1014960935" text:style-name="L18">
        <text:list-item>
          <text:p text:style-name="P29">ergänzt er das Datenpaket um seine physische Adresse</text:p>
        </text:list-item>
        <text:list-item>
          <text:p text:style-name="P29">merkt sich die Adressdaten des Senders</text:p>
        </text:list-item>
        <text:list-item>
          <text:p text:style-name="P29">schickt das Paket an den Sender zurück</text:p>
        </text:list-item>
      </text:list>
      <text:p text:style-name="P3"><draw:custom-shape text:anchor-type="paragraph" draw:z-index="20" draw:style-name="gr4" draw:text-style-name="P54" svg:width="4.001cm" svg:height="1.001cm" svg:x="0.235cm" svg:y="0.194cm"><text:p text:style-name="P54">Sender</text:p><text:p text:style-name="P54">Logische Adresse</text:p><draw:enhanced-geometry svg:viewBox="0 0 21600 21600" draw:type="rectangle" draw:enhanced-path="M 0 0 L 21600 0 21600 21600 0 21600 0 0 Z N"/></draw:custom-shape><draw:custom-shape text:anchor-type="paragraph" draw:z-index="21" draw:style-name="gr4" draw:text-style-name="P54" svg:width="4cm" svg:height="1.001cm" svg:x="4.235cm" svg:y="0.194cm"><text:p text:style-name="P54">Sender</text:p><text:p text:style-name="P54">Physikalische Adresse</text:p><draw:enhanced-geometry svg:viewBox="0 0 21600 21600" draw:type="rectangle" draw:enhanced-path="M 0 0 L 21600 0 21600 21600 0 21600 0 0 Z N"/></draw:custom-shape><draw:custom-shape text:anchor-type="paragraph" draw:z-index="22" draw:style-name="gr4" draw:text-style-name="P54" svg:width="4cm" svg:height="1.001cm" svg:x="8.234cm" svg:y="0.194cm"><text:p text:style-name="P54">Empfänger</text:p><text:p text:style-name="P54">Logische Adresse</text:p><draw:enhanced-geometry svg:viewBox="0 0 21600 21600" draw:type="rectangle" draw:enhanced-path="M 0 0 L 21600 0 21600 21600 0 21600 0 0 Z N"/></draw:custom-shape><draw:custom-shape text:anchor-type="paragraph" draw:z-index="23" draw:style-name="gr4" draw:text-style-name="P54" svg:width="4cm" svg:height="1.001cm" svg:x="12.233cm" svg:y="0.194cm"><text:p text:style-name="P54">Empfänger</text:p><text:p text:style-name="P54">Physikalische Adresse</text:p><draw:enhanced-geometry svg:viewBox="0 0 21600 21600" draw:type="rectangle" draw:enhanced-path="M 0 0 L 21600 0 21600 21600 0 21600 0 0 Z N"/></draw:custom-shape></text:p>
      <text:p text:style-name="P3"/>
      <text:p text:style-name="P3"/>
      <text:p text:style-name="P3">ARP-Cache:</text:p>
      <text:p text:style-name="P3"><text:tab/>→ Die Adressinformationen werden für ungefähr 300 Sekunden nach dem letzten Kontakt </text:p>
      <text:p text:style-name="P3"><text:tab/> <text:s text:c="4"/>gespeichert.</text:p>
      <text:p text:style-name="P3"><text:tab/>→ Ist die Zeitdauer verstrichen ohne das ein Kontakt statt fand, werden die <text:tab/> <text:s/><text:tab/> <text:s/></text:p>
      <text:p text:style-name="P3"><text:tab/> <text:s text:c="4"/>Verbindungsinformationen gelöscht.</text:p>
      <text:p text:style-name="P3"/>
      <text:p text:style-name="P7">Funktionsweise des Internet-Protokolls</text:p>
      <text:p text:style-name="P3">Das Internet Protokoll hat die Aufgabe Datenpakete zu adressieren und in einem verbindungslosen, paketorientierten Netzwerk an eine Zieladresse zu übermitteln. Die Datenpakete bewegen sich auf unterschiedlichen Wegen durch das Netz, dadurch unterscheide sich auch die Reihenfolge des Eintreffens an der Zielstation. Das Protokoll verfügt über keine Flusskontrolle und keine Fehlerkontrolle, die Übertragung ist insgesamt unzuverlässig.</text:p>
      <text:p text:style-name="P3"/>
      <text:p text:style-name="P5"><text:soft-page-break/>2.2.4 Transport Layer (Transportschicht) Ebene 4</text:p>
      <text:p text:style-name="P5">2.2.4.1 Vergleich von TCP und UDP</text:p>
      <text:p text:style-name="P3">Vom praktisch größerer Bedeutung sind die beiden Protokolle TCP und UDP.</text:p>
      <table:table table:name="Tabelle1" table:style-name="Tabelle1">
        <table:table-column table:style-name="Tabelle1.A"/>
        <table:table-column table:style-name="Tabelle1.B"/>
        <table:table-row>
          <table:table-cell table:style-name="Tabelle1.A1" office:value-type="string">
            <text:p text:style-name="P10">TCP</text:p>
          </table:table-cell>
          <table:table-cell table:style-name="Tabelle1.A1" office:value-type="string">
            <text:p text:style-name="P10">UDP</text:p>
          </table:table-cell>
        </table:table-row>
        <table:table-row>
          <table:table-cell table:style-name="Tabelle1.A1" office:value-type="string">
            <text:p text:style-name="P9">verbindungsorientiert</text:p>
          </table:table-cell>
          <table:table-cell table:style-name="Tabelle1.A1" office:value-type="string">
            <text:p text:style-name="P9">verbindungslos</text:p>
          </table:table-cell>
        </table:table-row>
        <table:table-row>
          <table:table-cell table:style-name="Tabelle1.A1" office:value-type="string">
            <text:p text:style-name="P9">komplexe Struktur</text:p>
          </table:table-cell>
          <table:table-cell table:style-name="Tabelle1.A1" office:value-type="string">
            <text:p text:style-name="P9">sehr einfach aufgebaut</text:p>
          </table:table-cell>
        </table:table-row>
        <table:table-row>
          <table:table-cell table:style-name="Tabelle1.A1" office:value-type="string">
            <text:p text:style-name="P9">viele Veränderungen seit Einführung des Protokolls</text:p>
          </table:table-cell>
          <table:table-cell table:style-name="Tabelle1.A1" office:value-type="string">
            <text:p text:style-name="P9">wenige Veränderungen seit Einführung des Protokolls</text:p>
          </table:table-cell>
        </table:table-row>
        <table:table-row>
          <table:table-cell table:style-name="Tabelle1.A1" table:number-columns-spanned="2" office:value-type="string">
            <text:p text:style-name="P9">- beide Protokolle stellen nur eine virtuelle Verbindung dar, das heißt sie täuschen softwareseitig eine reale End-zu-End Verbindung vor</text:p>
          </table:table-cell>
          <table:covered-table-cell/>
        </table:table-row>
        <table:table-row>
          <table:table-cell table:style-name="Tabelle1.A1" table:number-columns-spanned="2" office:value-type="string">
            <text:p text:style-name="P9">- beide Protokolle arbeiten nur auf der Anwendungsebene beim Sender bzw. beim Empfänger, auf den Zwischensystemen sind sie nicht installiert und auch nicht notwendig</text:p>
          </table:table-cell>
          <table:covered-table-cell/>
        </table:table-row>
        <table:table-row>
          <table:table-cell table:style-name="Tabelle1.A1" table:number-columns-spanned="2" office:value-type="string">
            <text:p text:style-name="P9">- von beiden Protokollen werden die Informationen als Datagramme im IP Protokollrahmen transportiert</text:p>
          </table:table-cell>
          <table:covered-table-cell/>
        </table:table-row>
      </table:table>
      <text:p text:style-name="P3"/>
      <text:p text:style-name="P5"/>
      <text:p text:style-name="P3"/>
      <text:p text:style-name="P3"/>
      <text:p text:style-name="P3"/>
      <text:p text:style-name="P3"/>
      <text:p text:style-name="P3"/>
      <text:p text:style-name="P3"><draw:g text:anchor-type="paragraph" draw:z-index="24" draw:style-name="gr1"><draw:rect draw:style-name="gr5" draw:text-style-name="P54" svg:width="14.738cm" svg:height="3.731cm" svg:x="0.998cm" svg:y="0.356cm"><text:p/></draw:rect><draw:custom-shape draw:style-name="gr2" draw:text-style-name="P54" svg:width="4.001cm" svg:height="1.001cm" svg:x="1.345cm" svg:y="-1.309cm"><text:p text:style-name="P54">Transport</text:p><draw:enhanced-geometry svg:viewBox="0 0 21600 21600" draw:type="rectangle" draw:enhanced-path="M 0 0 L 21600 0 21600 21600 0 21600 0 0 Z N"/></draw:custom-shape><draw:custom-shape draw:style-name="gr2" draw:text-style-name="P54" svg:width="4.001cm" svg:height="1.001cm" svg:x="1.345cm" svg:y="-2.309cm"><text:p text:style-name="P54">Anwendung</text:p><draw:enhanced-geometry svg:viewBox="0 0 21600 21600" draw:type="rectangle" draw:enhanced-path="M 0 0 L 21600 0 21600 21600 0 21600 0 0 Z N"/></draw:custom-shape><draw:custom-shape draw:style-name="gr2" draw:text-style-name="P54" svg:width="4.001cm" svg:height="1.001cm" svg:x="11.347cm" svg:y="-1.309cm"><text:p text:style-name="P54">Transport</text:p><draw:enhanced-geometry svg:viewBox="0 0 21600 21600" draw:type="rectangle" draw:enhanced-path="M 0 0 L 21600 0 21600 21600 0 21600 0 0 Z N"/></draw:custom-shape><draw:custom-shape draw:style-name="gr2" draw:text-style-name="P54" svg:width="4.001cm" svg:height="1.001cm" svg:x="11.347cm" svg:y="-2.309cm"><text:p text:style-name="P54">Anwendung</text:p><draw:enhanced-geometry svg:viewBox="0 0 21600 21600" draw:type="rectangle" draw:enhanced-path="M 0 0 L 21600 0 21600 21600 0 21600 0 0 Z N"/></draw:custom-shape><draw:custom-shape draw:style-name="gr6" svg:width="4.001cm" svg:height="1.001cm" svg:x="1.345cm" svg:y="0.691cm"><text:p/><draw:enhanced-geometry svg:viewBox="0 0 21600 21600" draw:type="rectangle" draw:enhanced-path="M 0 0 L 21600 0 21600 21600 0 21600 0 0 Z N"/></draw:custom-shape><draw:custom-shape draw:style-name="gr6" svg:width="4.001cm" svg:height="1.001cm" svg:x="1.345cm" svg:y="1.692cm"><text:p/><draw:enhanced-geometry svg:viewBox="0 0 21600 21600" draw:type="rectangle" draw:enhanced-path="M 0 0 L 21600 0 21600 21600 0 21600 0 0 Z N"/></draw:custom-shape><draw:custom-shape draw:style-name="gr6" svg:width="4.001cm" svg:height="1.001cm" svg:x="1.345cm" svg:y="2.692cm"><text:p/><draw:enhanced-geometry svg:viewBox="0 0 21600 21600" draw:type="rectangle" draw:enhanced-path="M 0 0 L 21600 0 21600 21600 0 21600 0 0 Z N"/></draw:custom-shape><draw:custom-shape draw:style-name="gr6" svg:width="4.001cm" svg:height="1.001cm" svg:x="6.346cm" svg:y="0.691cm"><text:p/><draw:enhanced-geometry svg:viewBox="0 0 21600 21600" draw:type="rectangle" draw:enhanced-path="M 0 0 L 21600 0 21600 21600 0 21600 0 0 Z N"/></draw:custom-shape><draw:custom-shape draw:style-name="gr6" svg:width="4.001cm" svg:height="1.001cm" svg:x="6.346cm" svg:y="2.692cm"><text:p/><draw:enhanced-geometry svg:viewBox="0 0 21600 21600" draw:type="rectangle" draw:enhanced-path="M 0 0 L 21600 0 21600 21600 0 21600 0 0 Z N"/></draw:custom-shape><draw:custom-shape draw:style-name="gr6" svg:width="4.001cm" svg:height="1.001cm" svg:x="6.346cm" svg:y="1.692cm"><text:p/><draw:enhanced-geometry svg:viewBox="0 0 21600 21600" draw:type="rectangle" draw:enhanced-path="M 0 0 L 21600 0 21600 21600 0 21600 0 0 Z N"/></draw:custom-shape><draw:custom-shape draw:style-name="gr6" svg:width="4.001cm" svg:height="1.001cm" svg:x="11.347cm" svg:y="0.691cm"><text:p/><draw:enhanced-geometry svg:viewBox="0 0 21600 21600" draw:type="rectangle" draw:enhanced-path="M 0 0 L 21600 0 21600 21600 0 21600 0 0 Z N"/></draw:custom-shape><draw:custom-shape draw:style-name="gr6" svg:width="4.001cm" svg:height="1.001cm" svg:x="11.347cm" svg:y="1.692cm"><text:p/><draw:enhanced-geometry svg:viewBox="0 0 21600 21600" draw:type="rectangle" draw:enhanced-path="M 0 0 L 21600 0 21600 21600 0 21600 0 0 Z N"/></draw:custom-shape><draw:custom-shape draw:style-name="gr6" svg:width="4.001cm" svg:height="1.001cm" svg:x="11.347cm" svg:y="2.692cm"><text:p/><draw:enhanced-geometry svg:viewBox="0 0 21600 21600" draw:type="rectangle" draw:enhanced-path="M 0 0 L 21600 0 21600 21600 0 21600 0 0 Z N"/></draw:custom-shape><draw:line draw:style-name="gr7" draw:text-style-name="P54" svg:x1="5.549cm" svg:y1="-1.84cm" svg:x2="11.105cm" svg:y2="-1.84cm"><text:p/></draw:line><draw:line draw:style-name="gr8" draw:text-style-name="P54" svg:x1="1.658cm" svg:y1="-1.787cm" svg:x2="1.658cm" svg:y2="3.425cm"><text:p/></draw:line><draw:line draw:style-name="gr8" draw:text-style-name="P54" svg:x1="1.658cm" svg:y1="3.425cm" svg:x2="6.87cm" svg:y2="3.425cm"><text:p/></draw:line><draw:line draw:style-name="gr8" draw:text-style-name="P54" svg:x1="6.872cm" svg:y1="1.441cm" svg:x2="9.835cm" svg:y2="1.441cm"><text:p/></draw:line><draw:line draw:style-name="gr8" draw:text-style-name="P54" svg:x1="6.872cm" svg:y1="3.425cm" svg:x2="6.872cm" svg:y2="1.441cm"><text:p/></draw:line><draw:line draw:style-name="gr8" draw:text-style-name="P54" svg:x1="9.835cm" svg:y1="1.441cm" svg:x2="9.835cm" svg:y2="3.452cm"><text:p/></draw:line><draw:line draw:style-name="gr8" draw:text-style-name="P54" svg:x1="9.835cm" svg:y1="3.451cm" svg:x2="15.047cm" svg:y2="3.425cm"><text:p/></draw:line><draw:line draw:style-name="gr9" draw:text-style-name="P54" svg:x1="15.046cm" svg:y1="3.426cm" svg:x2="15.072cm" svg:y2="-1.813cm"><text:p/></draw:line><draw:line draw:style-name="gr10" draw:text-style-name="P54" svg:x1="11.74cm" svg:y1="-1.866cm" svg:x2="11.74cm" svg:y2="3.082cm"><text:p/></draw:line><draw:line draw:style-name="gr10" draw:text-style-name="P54" svg:x1="11.74cm" svg:y1="3.08cm" svg:x2="10.126cm" svg:y2="3.08cm"><text:p/></draw:line><draw:line draw:style-name="gr10" draw:text-style-name="P54" svg:x1="10.126cm" svg:y1="3.081cm" svg:x2="10.126cm" svg:y2="1.044cm"><text:p/></draw:line><draw:line draw:style-name="gr10" draw:text-style-name="P54" svg:x1="10.127cm" svg:y1="1.044cm" svg:x2="6.687cm" svg:y2="1.044cm"><text:p/></draw:line><draw:line draw:style-name="gr10" draw:text-style-name="P54" svg:x1="6.687cm" svg:y1="1.044cm" svg:x2="6.687cm" svg:y2="3.187cm"><text:p/></draw:line><draw:line draw:style-name="gr10" draw:text-style-name="P54" svg:x1="6.685cm" svg:y1="3.187cm" svg:x2="4.833cm" svg:y2="3.187cm"><text:p/></draw:line><draw:line draw:style-name="gr11" draw:text-style-name="P54" svg:x1="4.833cm" svg:y1="3.187cm" svg:x2="4.833cm" svg:y2="-1.681cm"><text:p/></draw:line></draw:g></text:p>
      <text:p text:style-name="P3"/>
      <text:p text:style-name="P3"/>
      <text:p text:style-name="P3"/>
      <text:p text:style-name="P3"/>
      <text:p text:style-name="P3"/>
      <text:p text:style-name="P3"/>
      <text:p text:style-name="P3"/>
      <text:p text:style-name="P3"/>
      <text:p text:style-name="P5"/>
      <text:p text:style-name="P5">2.2.4.2 Zuverlässiger Verbindungsauf- und abbau beim TCP</text:p>
      <text:p text:style-name="P3">Vor dem Übertragen von Nutzdaten stellt TCP sicher, dass zwischen den beiden Anwendungen, die Daten austauschen wollen, eine sichere Verbindung besteht.</text:p>
      <text:p text:style-name="P5">Verbindungsaufbau:<text:span text:style-name="T6"> (=3-Wege-Handshake-Verfahren)</text:span></text:p>
      <text:list xml:id="list1834388353" text:style-name="L19">
        <text:list-item>
          <text:p text:style-name="P30">Der Initiator (Teilnehmer A) der Verbindung sendet ein spezielles TCP-Paket (=SYN-Paket), es enthält eine Sequenznummer a, das Synchronisationsbit ist auf 1 gesetzt.</text:p>
        </text:list-item>
        <text:list-item>
          <text:p text:style-name="P30">Der Empfänger (Teilnehmer B) dieses Paketes (=SYN-ACK-Paket) bestätigt den Empfang, er schickt seine eigene Sequenznummer a zurück, das Synchronisationsbit bleibt auf 1 gesetzt.</text:p>
        </text:list-item>
        <text:list-item>
          <text:p text:style-name="P30">Der Initiator (Teilnehmer A) bestätigt den Erhalt der Synchronisationsantwort und sendet (=ACK-Paket) die Sequenznummer b. Das Synchronisationsbit wird auf 0 gesetzt, da die Synchronisation beendet ist.</text:p>
        </text:list-item>
      </text:list>
      <text:p text:style-name="P5">Verbindungsabbau:<text:span text:style-name="T6"> (=4-Wege-Handshake-Verfahren)</text:span></text:p>
      <text:list xml:id="list587472030" text:style-name="L20">
        <text:list-item>
          <text:p text:style-name="P31">Der Sender (Teilnehmer A) schickt ein spezielles Ende-Segment (FIN) mit einer Endesequenznummer x und das FIN-Bit ist auf 1 gesetzt.</text:p>
        </text:list-item>
        <text:list-item>
          <text:p text:style-name="P31">Der Empfänger (Teilnehmer B) bestätigt das empfangene Ende-Segment. <text:s/>Die beteiligten Anwendungen werden über den bevorstehenden Verbindungsabbau informiert. (Für die Verbindung werden keine weiteren Daten mehr entgegen genommen.)</text:p>
        </text:list-item>
        <text:list-item>
          <text:p text:style-name="P31"><text:soft-page-break/>Die Anwendungen bauen die Verbindung, durch das Verschicken eines eigenen FIN-Segments mit der Sequenznummer Y, ab. Zugleich erfolgt die Bestätigung der zuletzt erfangenen Sequenznummer.</text:p>
        </text:list-item>
        <text:list-item>
          <text:p text:style-name="P31">Der Sender (Teilnehmer A) bestätigt den Empfang der empfangenen Sequenznummer Y.</text:p>
        </text:list-item>
      </text:list>
      <text:p text:style-name="P5">Retransmission:<text:span text:style-name="T6"> (=Neuübertragung)</text:span></text:p>
      <text:p text:style-name="P3">Dies ist ein Mechanismus zur erneuten Übertragung von verloren gegangenen Datenpaketen. Eine erfolreiche Datenübertragung wird durch eine Quittung bestätigt. (=Acknowledgement)</text:p>
      <text:p text:style-name="P3">Wird eine vorher definierte zeitliche Obergrenze für das Quittungssignal überschritten, gilt das Paket als verloren und wird erneut übertragen.</text:p>
      <text:p text:style-name="P3">Die Zeitspanne vom Versenden des Datenpaketes bis zum Erhalt des Quittungssignals wird gemessen. → Round-Trip-Time</text:p>
      <text:p text:style-name="P3">Diese gemessenen Zeiten sind die basis für eine Anpassung der Übertragungsgeschwindigkeit</text:p>
      <text:p text:style-name="P3"><text:tab/>→ Smoothed Round-Trip-Time nach Algorithmus des gleitenden Mittelwerts</text:p>
      <text:p text:style-name="P3"/>
      <text:p text:style-name="P5">2.2.4.3 Ausgewählte Aspekte des UDP</text:p>
      <text:p text:style-name="P3">Während beim TCP zwei Anwendungen miteinander kommunizieren, stellt das UDP nur zwei Kommunikationsparts bereit. </text:p>
      <text:p text:style-name="P3">Dieses sehr einfache Protokoll wird für simple Frage-Antwort-Kommunikationen benutzt.</text:p>
      <text:p text:style-name="P3">Portmultiplexing: Das Protokoll nimmt Daten von Anwendungen über deren Ports entgegen sie </text:p>
      <text:p text:style-name="P3"><text:tab/><text:tab/> <text:s text:c="5"/>werden als Datagramme weitergeleitet.</text:p>
      <text:p text:style-name="P3"/>
      <text:p text:style-name="P5">2.2.4.4 TCP Ports</text:p>
      <text:p text:style-name="P3">Um eine TCP Verbindung aufrecht erhalten zukönnen, müssen zwischen Sender und Empfänger definierte Endpunkte für die Kommunikation existieren. → Sockets</text:p>
      <text:p text:style-name="P3">Ein Socket besteht aus 2 Komponenten:</text:p>
      <text:p text:style-name="P3"><text:tab/>→ IP Adresse des Rechners</text:p>
      <text:p text:style-name="P3"><text:tab/>→ Portnummer (16 Bit breit)</text:p>
      <text:p text:style-name="P3"><draw:rect text:anchor-type="paragraph" draw:z-index="26" draw:style-name="gr12" draw:text-style-name="P54" svg:width="5.001cm" svg:height="5.001cm" svg:x="11.989cm" svg:y="1.319cm"><text:p/></draw:rect><draw:rect text:anchor-type="paragraph" draw:z-index="27" draw:style-name="gr3" draw:text-style-name="P54" svg:width="1.5cm" svg:height="0.75cm" svg:x="0.019cm" svg:y="2.138cm"><text:p text:style-name="P54">HTTP</text:p></draw:rect><draw:rect text:anchor-type="paragraph" draw:z-index="28" draw:style-name="gr3" draw:text-style-name="P54" svg:width="1.5cm" svg:height="0.75cm" svg:x="0.019cm" svg:y="4.699cm"><text:p text:style-name="P54">Telnet</text:p></draw:rect><draw:rect text:anchor-type="paragraph" draw:z-index="29" draw:style-name="gr3" draw:text-style-name="P54" svg:width="1.5cm" svg:height="0.75cm" svg:x="0.019cm" svg:y="3.397cm"><text:p text:style-name="P54">SMTP</text:p></draw:rect><draw:rect text:anchor-type="paragraph" draw:z-index="30" draw:style-name="gr3" draw:text-style-name="P54" svg:width="1.5cm" svg:height="0.75cm" svg:x="1.519cm" svg:y="2.138cm"><text:p text:style-name="P54">Port A</text:p></draw:rect><draw:rect text:anchor-type="paragraph" draw:z-index="31" draw:style-name="gr3" draw:text-style-name="P54" svg:width="1.5cm" svg:height="0.75cm" svg:x="1.519cm" svg:y="3.397cm"><text:p text:style-name="P54">Port B</text:p></draw:rect><draw:rect text:anchor-type="paragraph" draw:z-index="32" draw:style-name="gr3" draw:text-style-name="P54" svg:width="1.5cm" svg:height="0.75cm" svg:x="1.519cm" svg:y="4.699cm"><text:p text:style-name="P54">Port C</text:p></draw:rect><draw:rect text:anchor-type="paragraph" draw:z-index="33" draw:style-name="gr3" draw:text-style-name="P54" svg:width="1.001cm" svg:height="5.001cm" svg:x="5.02cm" svg:y="1.319cm"><text:p text:style-name="P54">TCP</text:p></draw:rect><draw:rect text:anchor-type="paragraph" draw:z-index="34" draw:style-name="gr3" draw:text-style-name="P54" svg:width="1.001cm" svg:height="5.001cm" svg:x="10.991cm" svg:y="1.319cm"><text:p text:style-name="P54">TCP</text:p></draw:rect><draw:line text:anchor-type="paragraph" draw:z-index="35" draw:style-name="gr13" draw:text-style-name="P54" svg:x1="6.02cm" svg:y1="3.801cm" svg:x2="10.991cm" svg:y2="3.827cm"><text:p/></draw:line><draw:rect text:anchor-type="paragraph" draw:z-index="25" draw:style-name="gr12" draw:text-style-name="P54" svg:width="5.001cm" svg:height="5.001cm" svg:x="0.019cm" svg:y="1.319cm"><text:p/></draw:rect><draw:rect text:anchor-type="paragraph" draw:z-index="36" draw:style-name="gr3" draw:text-style-name="P54" svg:width="1.5cm" svg:height="0.75cm" svg:x="15.49cm" svg:y="1.995cm"><text:p text:style-name="P54">HTTP</text:p></draw:rect><draw:rect text:anchor-type="paragraph" draw:z-index="37" draw:style-name="gr3" draw:text-style-name="P54" svg:width="1.5cm" svg:height="0.75cm" svg:x="15.49cm" svg:y="4.583cm"><text:p text:style-name="P54">Telnet</text:p></draw:rect><draw:rect text:anchor-type="paragraph" draw:z-index="38" draw:style-name="gr3" draw:text-style-name="P54" svg:width="1.5cm" svg:height="0.75cm" svg:x="15.49cm" svg:y="3.307cm"><text:p text:style-name="P54">SMTP</text:p></draw:rect><draw:rect text:anchor-type="paragraph" draw:z-index="39" draw:style-name="gr3" draw:text-style-name="P54" svg:width="1.5cm" svg:height="0.75cm" svg:x="13.991cm" svg:y="1.995cm"><text:p text:style-name="P54">Port 80</text:p></draw:rect><draw:rect text:anchor-type="paragraph" draw:z-index="40" draw:style-name="gr3" draw:text-style-name="P54" svg:width="1.5cm" svg:height="0.75cm" svg:x="13.991cm" svg:y="3.307cm"><text:p text:style-name="P54">Port 25</text:p></draw:rect><draw:rect text:anchor-type="paragraph" draw:z-index="41" draw:style-name="gr3" draw:text-style-name="P54" svg:width="1.5cm" svg:height="0.75cm" svg:x="13.991cm" svg:y="4.583cm"><text:p text:style-name="P54">Port 23</text:p></draw:rect><draw:rect text:anchor-type="paragraph" draw:z-index="42" draw:style-name="gr14" draw:text-style-name="P54" svg:width="5.001cm" svg:height="1.001cm" svg:x="0.019cm" svg:y="0.319cm"><text:p text:style-name="P54">Rechner A</text:p></draw:rect><draw:rect text:anchor-type="paragraph" draw:z-index="43" draw:style-name="gr14" draw:text-style-name="P54" svg:width="5.001cm" svg:height="1.001cm" svg:x="11.989cm" svg:y="0.319cm"><text:p text:style-name="P54">Rechner B</text:p></draw:rect><draw:line text:anchor-type="paragraph" draw:z-index="44" draw:style-name="gr12" draw:text-style-name="P54" svg:x1="3.018cm" svg:y1="2.531cm" svg:x2="5.02cm" svg:y2="3.775cm"><text:p/></draw:line><draw:line text:anchor-type="paragraph" draw:z-index="45" draw:style-name="gr12" draw:text-style-name="P54" svg:x1="3.018cm" svg:y1="3.775cm" svg:x2="5.02cm" svg:y2="3.775cm"><text:p/></draw:line><draw:line text:anchor-type="paragraph" draw:z-index="46" draw:style-name="gr12" draw:text-style-name="P54" svg:x1="3.018cm" svg:y1="5.045cm" svg:x2="5.02cm" svg:y2="3.775cm"><text:p/></draw:line><draw:line text:anchor-type="paragraph" draw:z-index="47" draw:style-name="gr12" draw:text-style-name="P54" svg:x1="11.989cm" svg:y1="3.748cm" svg:x2="13.991cm" svg:y2="2.372cm"><text:p/></draw:line><draw:line text:anchor-type="paragraph" draw:z-index="48" draw:style-name="gr12" draw:text-style-name="P54" svg:x1="13.991cm" svg:y1="3.748cm" svg:x2="11.991cm" svg:y2="3.748cm"><text:p/></draw:line><draw:line text:anchor-type="paragraph" draw:z-index="49" draw:style-name="gr12" draw:text-style-name="P54" svg:x1="13.991cm" svg:y1="4.965cm" svg:x2="11.989cm" svg:y2="3.748cm"><text:p/></draw:line><draw:rect text:anchor-type="paragraph" draw:z-index="50" draw:style-name="gr14" draw:text-style-name="P54" svg:width="4.001cm" svg:height="1.001cm" svg:x="6.422cm" svg:y="2.828cm"><text:p text:style-name="P54">Zeit-Multiplexing</text:p></draw:rect><text:tab/><text:tab/>→ 0 … 655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Zuordnung von Portnummern</text:p>
      <text:list xml:id="list681468059" text:style-name="L21">
        <text:list-item>
          <text:p text:style-name="P32">reservierte Ports</text:p>
        </text:list-item>
      </text:list>
      <text:p text:style-name="P3"><text:tab/><text:tab/>→ 0 … 255 TCP Anwendungen</text:p>
      <text:p text:style-name="P3"><text:tab/><text:tab/>→ 256 … 1023 UNIX-Anwendungen</text:p>
      <text:list xml:id="list2155938852" text:style-name="L22">
        <text:list-item>
          <text:p text:style-name="P33">well known Ports</text:p>
          <text:list>
            <text:list-item>
              <text:list>
                <text:list-header>
                  <text:p text:style-name="P33">→ 1024 … 49151</text:p>
                </text:list-header>
              </text:list>
            </text:list-item>
          </text:list>
        </text:list-item>
      </text:list>
      <text:list xml:id="list1152853867" text:style-name="L23">
        <text:list-item>
          <text:p text:style-name="P34">private Ports</text:p>
          <text:list>
            <text:list-item>
              <text:list>
                <text:list-header>
                  <text:p text:style-name="P34">→ 49152 … 65535</text:p>
                </text:list-header>
              </text:list>
            </text:list-item>
          </text:list>
        </text:list-item>
      </text:list>
      <text:p text:style-name="P3"/>
      <text:p text:style-name="P46">Stefan <text:s/>Selinger Naumburg → trockener Portugieser</text:p>
      <text:p text:style-name="P46">Herzer Portugier Rosé / Carbane Dorsa</text:p>
      <text:p text:style-name="P5"><text:soft-page-break/>2.2.5 Session Layer (Sitzungsschicht) Ebene 5</text:p>
      <text:p text:style-name="P7">Aufgaben:</text:p>
      <text:list xml:id="list1120632681" text:style-name="L24">
        <text:list-item>
          <text:p text:style-name="P38"><text:span text:style-name="T2">Alle Aufgaben ausführen, die die Eröffnung, eine geordnete Durchführung und die Beendigung einer Sitzung steuern. Dies lässt sich als Synchronisation der beteiligten Kommunikationspartner beschreiben.</text:span></text:p>
        </text:list-item>
        <text:list-item>
          <text:p text:style-name="P38"><text:span text:style-name="T2">Auf- und Abbau von Sitzungen</text:span></text:p>
        </text:list-item>
        <text:list-item>
          <text:p text:style-name="P38"><text:span text:style-name="T2">Mittel zur Dialogverwaltung (Anforderung und Übergabe des Senderechtes)</text:span></text:p>
        </text:list-item>
        <text:list-item>
          <text:p text:style-name="P38"><text:span text:style-name="T2">Geordnete Übertragung zwischen den Benutzerprozessen</text:span></text:p>
        </text:list-item>
        <text:list-item>
          <text:p text:style-name="P38"><text:span text:style-name="T2">Synchronisation des Dialogs</text:span></text:p>
        </text:list-item>
        <text:list-item>
          <text:p text:style-name="P38"><text:span text:style-name="T2">Meldung von Fehlern</text:span></text:p>
        </text:list-item>
      </text:list>
      <text:p text:style-name="P7"><text:span text:style-name="T2"/></text:p>
      <text:p text:style-name="P7">Beschreibung:</text:p>
      <text:p text:style-name="P7"><text:span text:style-name="T2">Die Sitzungsschicht wird auch Kommunikationssteuerungsschicht genannt. Als Hauptaufgabe besteht im Managment der Verbindungen im Netzwerk zwischen den hardwarenahen Schichten 1 bis 4 und den anwendungsorietierten Schichten 6 und 7.</text:span></text:p>
      <text:p text:style-name="P7"><text:span text:style-name="T2"/></text:p>
      <text:p text:style-name="P7"><text:span text:style-name="T2">Eine Sitzung muss dann aufgebaut werden, wenn ein Anwendungsprogramm eines Rechners mit einem Anwendungsprozess eines anderen Rechners in Verbindung treten will.</text:span></text:p>
      <text:p text:style-name="P7"><text:span text:style-name="T2"/></text:p>
      <text:p text:style-name="P7"><text:span text:style-name="T2">Die Sitzung ist die logische horizontale Verbindung zwischen Ebenen der gleichen Stufe.</text:span></text:p>
      <text:p text:style-name="P7"><text:span text:style-name="T2"/></text:p>
      <text:p text:style-name="P7"><text:span text:style-name="T2">Die Sitzungsschicht ermittelt die Adresse der entsprechenden Sitzungsarbeitseinheit des Partnerrechners und fordert eine entsprechende Verbindung von der Transportschicht an.</text:span></text:p>
      <text:p text:style-name="P7"><text:span text:style-name="T2"/></text:p>
      <text:p text:style-name="P7"><text:span text:style-name="T2">Dazu ist es notwendig, die parallel arbeitenden Anwendungsprozesse mit Hilfe von Multiplex-Mechanismen an die serielle Datenübertragung der unteren Schichten anzupassen.</text:span></text:p>
      <text:p text:style-name="P7"><text:span text:style-name="T2"/></text:p>
      <text:p text:style-name="P7">Bekannte Schicht – 5 – Protokolle:</text:p>
      <text:list xml:id="list552350620" text:style-name="L25">
        <text:list-item>
          <text:p text:style-name="P39"><text:span text:style-name="T2">SCP – Session Control Protocol</text:span></text:p>
        </text:list-item>
        <text:list-item>
          <text:p text:style-name="P39"><text:span text:style-name="T2">RPC – Remote Procedure Call</text:span></text:p>
        </text:list-item>
      </text:list>
      <text:p text:style-name="P7"><text:span text:style-name="T2"/></text:p>
      <text:p text:style-name="P6"><text:span text:style-name="T2">2.2.6 Presentation Layer (Darstellungsschicht) Ebene 6</text:span></text:p>
      <text:p text:style-name="P7">Aufgaben:</text:p>
      <text:list xml:id="list1535936034" text:style-name="L26">
        <text:list-item>
          <text:p text:style-name="P40"><text:span text:style-name="T2">Kommunikation zwischen Anwendungsprozessen auf heterogenen Rechnersystemen</text:span></text:p>
        </text:list-item>
        <text:list-item>
          <text:p text:style-name="P40"><text:span text:style-name="T2">Einheitliche Darstellung und Behandlung der strukturierten Daten mit </text:span></text:p>
          <text:list>
            <text:list-item>
              <text:list>
                <text:list-item>
                  <text:p text:style-name="P40"><text:span text:style-name="T2">syntaktisch verschiedenen Datentypen</text:span></text:p>
                </text:list-item>
                <text:list-item>
                  <text:p text:style-name="P40"><text:span text:style-name="T2">verschiedenen Darstellungsformen unter Beibehaltung des Bedeutungsinhaltes</text:span></text:p>
                </text:list-item>
              </text:list>
            </text:list-item>
          </text:list>
        </text:list-item>
      </text:list>
      <text:p text:style-name="P7"><text:span text:style-name="T2"/></text:p>
      <text:p text:style-name="P7"><text:span text:style-name="T2">Die syntaktische Kompatibilität wird erreicht durch:</text:span></text:p>
      <text:list xml:id="list1648498096" text:style-name="L27">
        <text:list-item>
          <text:p text:style-name="P41"><text:span text:style-name="T2">Transformation der Datenformate einschließlich Anweisungsstruktur in eine Standardform</text:span></text:p>
        </text:list-item>
        <text:list-item>
          <text:p text:style-name="P41"><text:span text:style-name="T2">Code-Konvertierung</text:span></text:p>
        </text:list-item>
        <text:list-item>
          <text:p text:style-name="P41"><text:span text:style-name="T2">Handhabung mittels abstrakter Datentypen d.h. Konvertierung zwischen interner Darstellungsform eines Rechners in die Standard-Darstellung des Netzes</text:span></text:p>
        </text:list-item>
        <text:list-item>
          <text:p text:style-name="P41"><text:span text:style-name="T2">Weitere Funtkionen: </text:span></text:p>
          <text:list>
            <text:list-item>
              <text:list>
                <text:list-item>
                  <text:list>
                    <text:list-item>
                      <text:p text:style-name="P41"><text:span text:style-name="T2">Datenkompression</text:span></text:p>
                    </text:list-item>
                    <text:list-item>
                      <text:p text:style-name="P41"><text:span text:style-name="T2">Kryptografie</text:span></text:p>
                    </text:list-item>
                  </text:list>
                </text:list-item>
              </text:list>
            </text:list-item>
          </text:list>
        </text:list-item>
        <text:list-item>
          <text:p text:style-name="P41"><text:span text:style-name="T2">Formale Beschreibungssprache ASNL (Abstract Syntax Notation Language) Speicherfortmat- unabhängige Datenbeschreibung als Basis für korrekte Konvertierungen</text:span></text:p>
        </text:list-item>
      </text:list>
      <text:p text:style-name="P7"><text:span text:style-name="T2"/></text:p>
      <text:p text:style-name="P7"><text:span text:style-name="T2"/></text:p>
      <text:p text:style-name="P7"><text:span text:style-name="T2"/></text:p>
      <text:p text:style-name="P7"><text:soft-page-break/>Beispiele für Kompressionsverfahren</text:p>
      <text:list xml:id="list443405967" text:style-name="L28">
        <text:list-item>
          <text:p text:style-name="P42"><text:span text:style-name="T2">Entropiekodierung (kontext- und verlustfrei) medienunabhängig</text:span></text:p>
          <text:list>
            <text:list-item>
              <text:list>
                <text:list-item>
                  <text:p text:style-name="P42"><text:span text:style-name="T2">Lauflängen (Anzahl Muster)</text:span></text:p>
                </text:list-item>
                <text:list-item>
                  <text:p text:style-name="P42"><text:span text:style-name="T2">Huffmann (Binärbaum)</text:span></text:p>
                </text:list-item>
                <text:list-item>
                  <text:p text:style-name="P42"><text:span text:style-name="T2">Arithmetisch (Datenstrom)</text:span></text:p>
                </text:list-item>
                <text:list-item>
                  <text:p text:style-name="P42"><text:span text:style-name="T2">Pattern, Substitution</text:span></text:p>
                </text:list-item>
              </text:list>
            </text:list-item>
          </text:list>
        </text:list-item>
        <text:list-item>
          <text:p text:style-name="P42"><text:span text:style-name="T2">Quellenkodierung (kontext- und verlustbehaftet) medienunabhängig</text:span></text:p>
          <text:list>
            <text:list-item>
              <text:list>
                <text:list-item>
                  <text:p text:style-name="P42"><text:span text:style-name="T2">Prädikation (Differentielles PCM mit frequenzabhängiger Quantisierung)</text:span></text:p>
                </text:list-item>
                <text:list-item>
                  <text:p text:style-name="P42"><text:span text:style-name="T2">Transformation</text:span></text:p>
                </text:list-item>
              </text:list>
            </text:list-item>
          </text:list>
        </text:list-item>
        <text:list-item>
          <text:p text:style-name="P42"><text:span text:style-name="T2">Hybrid</text:span></text:p>
          <text:list>
            <text:list-item>
              <text:list>
                <text:list-item>
                  <text:p text:style-name="P42"><text:span text:style-name="T2">JPEG (Joint Picture Expert Group)<text:tab/><text:tab/>→ Einzelbilder</text:span></text:p>
                </text:list-item>
                <text:list-item>
                  <text:p text:style-name="P42"><text:span text:style-name="T2">MPEG (Motion Picture Expert Group)<text:tab/>→ Video</text:span></text:p>
                </text:list-item>
                <text:list-item>
                  <text:p text:style-name="P42"><text:span text:style-name="T2">p x 64 (p = 1 .. 30)<text:tab/><text:tab/><text:tab/><text:tab/>→ H.261 ISDN-Video</text:span></text:p>
                </text:list-item>
                <text:list-item>
                  <text:p text:style-name="P42"><text:span text:style-name="T2">DVI (Digital Video Interactive)<text:tab/><text:tab/>→ Audio, Einzelbild</text:span></text:p>
                </text:list-item>
              </text:list>
            </text:list-item>
          </text:list>
        </text:list-item>
      </text:list>
      <text:p text:style-name="P7"><text:span text:style-name="T2"/></text:p>
      <text:p text:style-name="P6"><text:span text:style-name="T2">2.2.7 Application Layer (Anwendungsschicht) Ebene 7</text:span></text:p>
      <text:p text:style-name="P7">Aufgaben:</text:p>
      <text:list xml:id="list1882961329" text:style-name="L29">
        <text:list-item>
          <text:p text:style-name="P43"><text:span text:style-name="T2">Oberste Schicht des OSI – Referenzmodells</text:span></text:p>
        </text:list-item>
        <text:list-item>
          <text:p text:style-name="P43"><text:span text:style-name="T2">Stellt Dienste für die Benutzung des Rechnernetzes bereit</text:span></text:p>
        </text:list-item>
      </text:list>
      <text:p text:style-name="P7"><text:span text:style-name="T2"/></text:p>
      <text:p text:style-name="P7">Wesentliche Dienste der Anwendungsschicht:</text:p>
      <text:list xml:id="list240892556" text:style-name="L30">
        <text:list-item>
          <text:p text:style-name="P44"><text:span text:style-name="T2">Identifizierung von Kommunikationspartnern im Netzwerk, z.B. mit dem Namen und der Adresse</text:span></text:p>
        </text:list-item>
        <text:list-item>
          <text:p text:style-name="P44"><text:span text:style-name="T2">Angaben der logischen Erreichbarkeit der gewünschten Kommunikationspartner</text:span></text:p>
        </text:list-item>
        <text:list-item>
          <text:p text:style-name="P44"><text:span text:style-name="T2">Gewährleisten von Zugriffsrechten bzw. Schutz vor einer unerlaubten Benutzung des Systems</text:span></text:p>
        </text:list-item>
        <text:list-item>
          <text:p text:style-name="P44"><text:span text:style-name="T2">Gwährleisten von bestimmten Dienstqualitäten wie Antwortzeit, Durchsatz und zulässige Fehlerrate</text:span></text:p>
        </text:list-item>
        <text:list-item>
          <text:p text:style-name="P44"><text:span text:style-name="T2">Synchronisation kooperierender Anwendungsprozesse</text:span></text:p>
        </text:list-item>
        <text:list-item>
          <text:p text:style-name="P44"><text:span text:style-name="T2">Überwachen der zugelassenen Schreibweise (Darstellung und Datenstruktur)</text:span></text:p>
        </text:list-item>
      </text:list>
      <text:p text:style-name="P7"><text:span text:style-name="T2"/></text:p>
      <text:p text:style-name="P7"><text:span text:style-name="T2">Application Layer kann in zwei Teilschichten unterteilt werden:</text:span></text:p>
      <table:table table:name="Tabelle2" table:style-name="Tabelle2">
        <table:table-column table:style-name="Tabelle2.A" table:number-columns-repeated="2"/>
        <table:table-row>
          <table:table-cell table:style-name="Tabelle2.A1" office:value-type="string">
            <text:p text:style-name="P9">Subschicht 7a</text:p>
          </table:table-cell>
          <table:table-cell table:style-name="Tabelle2.A1" office:value-type="string">
            <text:p text:style-name="P9">Subschicht 7b</text:p>
          </table:table-cell>
        </table:table-row>
        <table:table-row>
          <table:table-cell table:style-name="Tabelle2.A1" office:value-type="string">
            <text:list xml:id="list2133688934" text:style-name="L31">
              <text:list-item>
                <text:p text:style-name="P48">Netzverwaltung</text:p>
              </text:list-item>
            </text:list>
          </table:table-cell>
          <table:table-cell table:style-name="Tabelle2.A1" table:number-rows-spanned="2" office:value-type="string">
            <text:list xml:id="list904446456" text:style-name="L33">
              <text:list-item>
                <text:p text:style-name="P50">Anwendungen</text:p>
              </text:list-item>
            </text:list>
          </table:table-cell>
        </table:table-row>
        <table:table-row>
          <table:table-cell table:style-name="Tabelle2.A1" office:value-type="string">
            <text:list xml:id="list1390032570" text:style-name="L32">
              <text:list-item>
                <text:p text:style-name="P49">Standardanwendungsdienste</text:p>
              </text:list-item>
            </text:list>
          </table:table-cell>
          <table:covered-table-cell/>
        </table:table-row>
      </table:table>
      <text:p text:style-name="P7"><text:span text:style-name="T2"/></text:p>
      <text:p text:style-name="P7"><text:span text:style-name="T2">Die beiden Teilsysteme des Application Layers (Application-Managment und System-Managment) beziehen sich auf das ganze Netz:</text:span></text:p>
      <table:table table:name="Tabelle3" table:style-name="Tabelle3">
        <table:table-column table:style-name="Tabelle3.A" table:number-columns-repeated="2"/>
        <table:table-row>
          <table:table-cell table:style-name="Tabelle3.A1" office:value-type="string">
            <text:p text:style-name="P9">System-Managment</text:p>
          </table:table-cell>
          <table:table-cell table:style-name="Tabelle3.A1" office:value-type="string">
            <text:p text:style-name="P9">Application-Managment</text:p>
          </table:table-cell>
        </table:table-row>
        <table:table-row>
          <table:table-cell table:style-name="Tabelle3.A1" office:value-type="string">
            <text:p text:style-name="P47">Steuern und Verwalten der Ressourcen in allen OSI-Schichten, u.a.:</text:p>
            <text:list xml:id="list263646719" text:style-name="L35">
              <text:list-item>
                <text:p text:style-name="P51">Aktivierungsfunktionen (Programme, log. Verbindungen, Leitungen)</text:p>
              </text:list-item>
              <text:list-item>
                <text:p text:style-name="P51">Programmlade- Funtkionen, Parameterinitialisierung</text:p>
              </text:list-item>
              <text:list-item>
                <text:p text:style-name="P51">Überwachungsfunktionen (Statusmeldungen der Systemressourcen)</text:p>
              </text:list-item>
              <text:list-item>
                <text:p text:style-name="P51">Fehlerkontrolle (Fehlererkennung, <text:soft-page-break/>Fehlerdiagnose, Systemrekonfiguration, Neustart)</text:p>
              </text:list-item>
            </text:list>
          </table:table-cell>
          <table:table-cell table:style-name="Tabelle3.A1" office:value-type="string">
            <text:p text:style-name="P47">Steuerung und Verwaltung der OSI-Applikationsprozesse, u.a.:</text:p>
            <text:list xml:id="list1642994614" text:style-name="L36">
              <text:list-item>
                <text:p text:style-name="P52">Parameterinitialisierung der Applikationsprozesse</text:p>
              </text:list-item>
              <text:list-item>
                <text:p text:style-name="P52">Initialisierung, Betrieb und Beendigung von Applikationsprozesse</text:p>
              </text:list-item>
              <text:list-item>
                <text:p text:style-name="P52">Ressourcenzuweisung und -nutzung zu Applikationsprozessen</text:p>
              </text:list-item>
              <text:list-item>
                <text:p text:style-name="P52">Feststellung und Verhinderung von <text:soft-page-break/>Ressourcen- Zugriffskonflikten</text:p>
              </text:list-item>
              <text:list-item>
                <text:p text:style-name="P52">Intigritätssteuerung</text:p>
              </text:list-item>
              <text:list-item>
                <text:p text:style-name="P52">Wiederanlaufsteuerung von Applikationsprozessen</text:p>
              </text:list-item>
            </text:list>
          </table:table-cell>
        </table:table-row>
      </table:table>
      <text:p text:style-name="P7"><text:span text:style-name="T2"/></text:p>
      <text:p text:style-name="P5">2.2.8 Einordnung und Einschätzung der OSI-Architektur</text:p>
      <text:p text:style-name="P7">Positiv:</text:p>
      <text:p text:style-name="P7"><text:span text:style-name="T2"><text:s/>→ Die OSI-Architektur ist allgemein anerkannt. Das Modell bietet hervorragende Voraussetzungen </text:span></text:p>
      <text:p text:style-name="P7"><text:span text:style-name="T2"><text:s text:c="6"/>für das Verstehen der Zusammenhänge in Netzwerken.</text:span></text:p>
      <text:p text:style-name="P7"><text:span text:style-name="T2"/></text:p>
      <text:p text:style-name="P7">Negativ:</text:p>
      <text:p text:style-name="P3"><text:s/>→ Die softwarenahen Schichten 5-7 sind nicht in der gleichen Weise akzeptiert und in realer </text:p>
      <text:p text:style-name="P3"><text:s text:c="6"/>Gerätetechnik present wie die hardwarenahen Schichten 1-3 → Firmeninteressen</text:p>
      <text:p text:style-name="P3"><text:s/>→ Viele Funtkionen wiederholen sich schichtweise, dies geht zu Lasten der Effizienz</text:p>
      <text:p text:style-name="P3"><text:s/>→ Es existiert kein reales Netzwerksystem, das die komplexe Architektur zu 100% umgesetzt hat</text:p>
      <text:p text:style-name="P3"><text:s/>→ Den heutigen Anforderungen an die Leistungsfähigkeit multimedialer Netze wird die sehr </text:p>
      <text:p text:style-name="P3"><text:s text:c="6"/>komplexe Struktur nicht gerecht</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_20_1" draw:display-name="Arrowhead 1"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Freitag</meta:initial-creator>
    <meta:creation-date>2012-09-19T08:37:12</meta:creation-date>
    <dc:date>2013-06-19T11:30:38</dc:date>
    <dc:creator>Markus Freitag</dc:creator>
    <meta:editing-duration>P1DT17H51M24S</meta:editing-duration>
    <meta:editing-cycles>27</meta:editing-cycles>
    <meta:generator>LibreOffice/3.4$Linux LibreOffice_project/340m1$Build-402</meta:generator>
    <meta:document-statistic meta:table-count="3" meta:image-count="0" meta:object-count="0" meta:page-count="10" meta:paragraph-count="303" meta:word-count="2383" meta:character-count="18344" meta:non-whitespace-character-count="16224"/>
  </office:meta>
</office:document-meta>
</file>